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e8fb" officeooo:paragraph-rsid="000fe8fb"/>
    </style:style>
    <style:style style:name="P2" style:family="paragraph" style:parent-style-name="Standard">
      <style:paragraph-properties fo:break-before="column"/>
      <style:text-properties officeooo:rsid="000fe8fb" officeooo:paragraph-rsid="000fe8fb"/>
    </style:style>
    <style:style style:name="P3" style:family="paragraph" style:parent-style-name="Standard">
      <style:text-properties officeooo:rsid="000fe8fb" officeooo:paragraph-rsid="000fe8fb" fo:background-color="#ffff00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officeooo:rsid="00119390" officeooo:paragraph-rsid="00119390"/>
    </style:style>
    <style:style style:name="P6" style:family="paragraph" style:parent-style-name="Standard">
      <style:text-properties officeooo:rsid="00144e7f" officeooo:paragraph-rsid="00144e7f"/>
    </style:style>
    <style:style style:name="P7" style:family="paragraph" style:parent-style-name="Standard">
      <style:text-properties officeooo:rsid="0015f910" officeooo:paragraph-rsid="0015f910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5f910" officeooo:paragraph-rsid="0015f910"/>
    </style:style>
    <style:style style:name="P9" style:family="paragraph" style:parent-style-name="Standard">
      <style:text-properties style:text-line-through-style="none" style:text-line-through-type="none" officeooo:rsid="00144e7f" officeooo:paragraph-rsid="00144e7f" fo:background-color="#ffff00"/>
    </style:style>
    <style:style style:name="P10" style:family="paragraph" style:parent-style-name="Standard">
      <style:text-properties officeooo:rsid="0019920c" officeooo:paragraph-rsid="0019920c"/>
    </style:style>
    <style:style style:name="P11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2" style:family="paragraph" style:parent-style-name="Standard">
      <style:text-properties fo:color="#000000" loext:opacity="100%" style:font-name="Consolas" fo:font-size="10.5pt" fo:font-weight="normal" officeooo:rsid="0015f910" officeooo:paragraph-rsid="0015f910" fo:background-color="#ffffff"/>
    </style:style>
    <style:style style:name="P13" style:family="paragraph" style:parent-style-name="Standard">
      <style:text-properties fo:color="#000000" loext:opacity="100%" style:font-name="Consolas" fo:font-size="10.5pt" fo:font-weight="normal" officeooo:rsid="001d3aff" officeooo:paragraph-rsid="001d3aff" fo:background-color="#ffffff"/>
    </style:style>
    <style:style style:name="P14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c6608" officeooo:paragraph-rsid="001c6608" style:font-weight-asian="bold" style:font-weight-complex="bold"/>
    </style:style>
    <style:style style:name="P17" style:family="paragraph" style:parent-style-name="Standard">
      <style:text-properties officeooo:rsid="0017d049" officeooo:paragraph-rsid="001d3aff"/>
    </style:style>
    <style:style style:name="P18" style:family="paragraph" style:parent-style-name="Standard">
      <style:text-properties officeooo:rsid="001d3aff" officeooo:paragraph-rsid="001d3aff"/>
    </style:style>
    <style:style style:name="P19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20" style:family="paragraph" style:parent-style-name="Standard">
      <style:text-properties officeooo:rsid="002042f9" officeooo:paragraph-rsid="002042f9"/>
    </style:style>
    <style:style style:name="P21" style:family="paragraph" style:parent-style-name="Standard">
      <style:text-properties officeooo:rsid="0023cb72" officeooo:paragraph-rsid="0023cb72"/>
    </style:style>
    <style:style style:name="P22" style:family="paragraph" style:parent-style-name="Standard">
      <style:text-properties officeooo:rsid="0013474d" officeooo:paragraph-rsid="0013474d"/>
    </style:style>
    <style:style style:name="P23" style:family="paragraph" style:parent-style-name="Standard" style:list-style-name="L1">
      <style:text-properties officeooo:rsid="00144e7f" officeooo:paragraph-rsid="00144e7f"/>
    </style:style>
    <style:style style:name="P24" style:family="paragraph" style:parent-style-name="Standard" style:list-style-name="L1">
      <style:text-properties officeooo:rsid="0015f910" officeooo:paragraph-rsid="0015f910"/>
    </style:style>
    <style:style style:name="P25" style:family="paragraph" style:parent-style-name="Standard">
      <style:paragraph-properties fo:break-before="column"/>
      <style:text-properties officeooo:rsid="000fe8fb" officeooo:paragraph-rsid="000fe8fb"/>
    </style:style>
    <style:style style:name="P26" style:family="paragraph" style:parent-style-name="Standard">
      <style:paragraph-properties fo:break-before="column"/>
      <style:text-properties officeooo:rsid="0025f1ec" officeooo:paragraph-rsid="0025f1ec"/>
    </style:style>
    <style:style style:name="P27" style:family="paragraph" style:parent-style-name="Standard">
      <style:text-properties officeooo:rsid="0025f1ec" officeooo:paragraph-rsid="0025f1ec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f1ec" officeooo:paragraph-rsid="0025f1ec"/>
    </style:style>
    <style:style style:name="P29" style:family="paragraph" style:parent-style-name="Standard">
      <style:text-properties officeooo:rsid="001d3aff" officeooo:paragraph-rsid="001d3aff"/>
    </style:style>
    <style:style style:name="P30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31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Consolas" fo:font-size="10.5pt" fo:font-weight="normal" fo:background-color="#ffffff"/>
    </style:style>
    <style:style style:name="P32" style:family="paragraph" style:parent-style-name="Standard">
      <loext:graphic-properties draw:fill="none"/>
      <style:paragraph-properties fo:margin-left="5.099cm" fo:margin-right="0cm" style:line-height-at-least="0.503cm" fo:text-indent="0cm" style:auto-text-indent="false" fo:background-color="transparent"/>
      <style:text-properties fo:color="#000000" loext:opacity="100%" style:font-name="Consolas" fo:font-size="10.5pt" fo:font-weight="normal" fo:background-color="#ffffff"/>
    </style:style>
    <style:style style:name="P33" style:family="paragraph" style:parent-style-name="Standard">
      <style:text-properties fo:color="#000000" loext:opacity="100%" style:font-name="Consolas" fo:font-size="10.5pt" fo:font-weight="normal" officeooo:rsid="0025f1ec" officeooo:paragraph-rsid="0025f1ec" fo:background-color="#ffffff"/>
    </style:style>
    <style:style style:name="P34" style:family="paragraph" style:parent-style-name="Standard">
      <style:text-properties fo:color="#000000" loext:opacity="100%" style:font-name="Consolas" fo:font-size="10.5pt" fo:font-weight="normal" officeooo:rsid="00298826" officeooo:paragraph-rsid="00298826" fo:background-color="#ffffff"/>
    </style:style>
    <style:style style:name="P35" style:family="paragraph" style:parent-style-name="Standard" style:master-page-name="">
      <loext:graphic-properties draw:fill="none"/>
      <style:paragraph-properties fo:margin-left="5.099cm" fo:margin-right="0cm" fo:text-indent="0cm" style:auto-text-indent="false" style:page-number="auto" fo:background-color="transparent"/>
      <style:text-properties fo:color="#000000" loext:opacity="100%" style:font-name="Consolas" fo:font-size="10.5pt" fo:font-weight="normal" officeooo:rsid="0029c260" officeooo:paragraph-rsid="0029c260" fo:background-color="#ffffff"/>
    </style:style>
    <style:style style:name="P36" style:family="paragraph" style:parent-style-name="Standard">
      <style:text-properties fo:color="#000000" loext:opacity="100%" style:font-name="Consolas" fo:font-size="10.5pt" fo:font-weight="normal" officeooo:rsid="0030da89" officeooo:paragraph-rsid="0030da89" fo:background-color="#ffffff"/>
    </style:style>
    <style:style style:name="P37" style:family="paragraph" style:parent-style-name="Standard">
      <style:text-properties fo:color="#000000" loext:opacity="100%" style:font-name="Consolas" fo:font-size="10.5pt" fo:font-weight="normal" officeooo:rsid="00361ab7" officeooo:paragraph-rsid="00361ab7" fo:background-color="#ffffff"/>
    </style:style>
    <style:style style:name="P38" style:family="paragraph" style:parent-style-name="Standard">
      <style:text-properties fo:color="#000000" loext:opacity="100%" style:font-name="Consolas" fo:font-size="10.5pt" fo:font-weight="normal" officeooo:rsid="00454ce5" officeooo:paragraph-rsid="00454ce5" fo:background-color="#ffffff"/>
    </style:style>
    <style:style style:name="P39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40" style:family="paragraph" style:parent-style-name="Standard">
      <loext:graphic-properties draw:fill="none"/>
      <style:paragraph-properties fo:margin-left="5.099cm" fo:margin-right="0cm" style:line-height-at-least="0.503cm" fo:text-indent="0cm" style:auto-text-indent="false" fo:background-color="transparent"/>
      <style:text-properties fo:color="#000000" loext:opacity="100%" fo:background-color="#ffffff"/>
    </style:style>
    <style:style style:name="P41" style:family="paragraph" style:parent-style-name="Standard">
      <style:paragraph-properties style:line-height-at-least="0.503cm"/>
      <style:text-properties fo:color="#000000" loext:opacity="100%" officeooo:paragraph-rsid="00454ce5" fo:background-color="#ffffff"/>
    </style:style>
    <style:style style:name="P42" style:family="paragraph" style:parent-style-name="Standard">
      <style:text-properties fo:color="#000000" loext:opacity="100%" officeooo:paragraph-rsid="003786ef" fo:background-color="#ffffff"/>
    </style:style>
    <style:style style:name="P43" style:family="paragraph" style:parent-style-name="Standard">
      <style:text-properties fo:color="#000000" loext:opacity="100%" officeooo:rsid="0040e852" officeooo:paragraph-rsid="0040e852" fo:background-color="#ffffff"/>
    </style:style>
    <style:style style:name="P44" style:family="paragraph" style:parent-style-name="Standard">
      <style:text-properties fo:color="#000000" loext:opacity="100%" officeooo:rsid="00443b46" officeooo:paragraph-rsid="00443b46" fo:background-color="#ffffff"/>
    </style:style>
    <style:style style:name="P45" style:family="paragraph" style:parent-style-name="Standard">
      <style:text-properties fo:color="#000000" loext:opacity="100%" officeooo:rsid="00443b46" officeooo:paragraph-rsid="004781e7" fo:background-color="#ffffff"/>
    </style:style>
    <style:style style:name="P46" style:family="paragraph" style:parent-style-name="Standard">
      <style:text-properties fo:color="#000000" loext:opacity="100%" officeooo:rsid="00445e06" officeooo:paragraph-rsid="004781e7" fo:background-color="#ffffff"/>
    </style:style>
    <style:style style:name="P47" style:family="paragraph" style:parent-style-name="Standard">
      <style:paragraph-properties style:line-height-at-least="0.503cm"/>
    </style:style>
    <style:style style:name="P48" style:family="paragraph" style:parent-style-name="Standard">
      <style:text-properties officeooo:rsid="0027481f" officeooo:paragraph-rsid="0027481f"/>
    </style:style>
    <style:style style:name="P49" style:family="paragraph" style:parent-style-name="Standard">
      <style:text-properties officeooo:rsid="00298826" officeooo:paragraph-rsid="00298826"/>
    </style:style>
    <style:style style:name="P50" style:family="paragraph" style:parent-style-name="Standard">
      <style:text-properties officeooo:paragraph-rsid="0029c260"/>
    </style:style>
    <style:style style:name="P51" style:family="paragraph" style:parent-style-name="Standard">
      <style:text-properties officeooo:rsid="002bcf09" officeooo:paragraph-rsid="002bcf09"/>
    </style:style>
    <style:style style:name="P52" style:family="paragraph" style:parent-style-name="Standard">
      <style:text-properties officeooo:rsid="002bcf09" officeooo:paragraph-rsid="002cba43"/>
    </style:style>
    <style:style style:name="P53" style:family="paragraph" style:parent-style-name="Standard">
      <style:text-properties officeooo:rsid="002d18cb" officeooo:paragraph-rsid="002d18cb"/>
    </style:style>
    <style:style style:name="P54" style:family="paragraph" style:parent-style-name="Standard">
      <style:text-properties officeooo:rsid="002d33c2" officeooo:paragraph-rsid="002d33c2"/>
    </style:style>
    <style:style style:name="P55" style:family="paragraph" style:parent-style-name="Standard">
      <style:text-properties officeooo:paragraph-rsid="002fc1cf"/>
    </style:style>
    <style:style style:name="P56" style:family="paragraph" style:parent-style-name="Standard">
      <style:text-properties officeooo:rsid="0030da89" officeooo:paragraph-rsid="0030da89"/>
    </style:style>
    <style:style style:name="P57" style:family="paragraph" style:parent-style-name="Standard">
      <style:text-properties officeooo:rsid="0032ccf9" officeooo:paragraph-rsid="00342599"/>
    </style:style>
    <style:style style:name="P58" style:family="paragraph" style:parent-style-name="Standard">
      <style:text-properties officeooo:rsid="00361ab7" officeooo:paragraph-rsid="00361ab7"/>
    </style:style>
    <style:style style:name="P59" style:family="paragraph" style:parent-style-name="Standard">
      <style:text-properties officeooo:paragraph-rsid="003786ef"/>
    </style:style>
    <style:style style:name="P60" style:family="paragraph" style:parent-style-name="Standard">
      <style:text-properties officeooo:rsid="0039d42b" officeooo:paragraph-rsid="0039d42b"/>
    </style:style>
    <style:style style:name="P61" style:family="paragraph" style:parent-style-name="Standard">
      <style:text-properties officeooo:rsid="0039fb1f" officeooo:paragraph-rsid="0039fb1f"/>
    </style:style>
    <style:style style:name="P62" style:family="paragraph" style:parent-style-name="Standard">
      <style:text-properties officeooo:paragraph-rsid="003f2c16"/>
    </style:style>
    <style:style style:name="P63" style:family="paragraph" style:parent-style-name="Standard">
      <style:text-properties officeooo:paragraph-rsid="0040e852"/>
    </style:style>
    <style:style style:name="P64" style:family="paragraph" style:parent-style-name="Standard">
      <style:text-properties officeooo:rsid="00443b46" officeooo:paragraph-rsid="004781e7"/>
    </style:style>
    <style:style style:name="P65" style:family="paragraph" style:parent-style-name="Standard">
      <style:text-properties officeooo:rsid="00445e06" officeooo:paragraph-rsid="004781e7"/>
    </style:style>
    <style:style style:name="P66" style:family="paragraph" style:parent-style-name="Standard">
      <style:text-properties officeooo:rsid="00454ce5" officeooo:paragraph-rsid="00454ce5"/>
    </style:style>
    <style:style style:name="P67" style:family="paragraph" style:parent-style-name="Standard">
      <style:text-properties officeooo:paragraph-rsid="004781e7"/>
    </style:style>
    <style:style style:name="P68" style:family="paragraph" style:parent-style-name="Standard">
      <style:text-properties officeooo:paragraph-rsid="0048cd0e"/>
    </style:style>
    <style:style style:name="T1" style:family="text">
      <style:text-properties officeooo:rsid="0011939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19390" fo:background-color="#ffff00" loext:char-shading-value="0"/>
    </style:style>
    <style:style style:name="T4" style:family="text">
      <style:text-properties officeooo:rsid="001d3aff" fo:background-color="#ffff00" loext:char-shading-value="0"/>
    </style:style>
    <style:style style:name="T5" style:family="text">
      <style:text-properties officeooo:rsid="001f34ce" fo:background-color="#ffff00" loext:char-shading-value="0"/>
    </style:style>
    <style:style style:name="T6" style:family="text">
      <style:text-properties officeooo:rsid="001b5a4e"/>
    </style:style>
    <style:style style:name="T7" style:family="text">
      <style:text-properties fo:color="#0000ff" loext:opacity="100%"/>
    </style:style>
    <style:style style:name="T8" style:family="text">
      <style:text-properties fo:color="#0000ff" loext:opacity="100%" style:font-name="Consolas" fo:font-size="10.5pt" fo:font-weight="normal"/>
    </style:style>
    <style:style style:name="T9" style:family="text">
      <style:text-properties fo:color="#0000ff" loext:opacity="100%" style:font-name="Consolas" fo:font-size="10.5pt" fo:font-weight="normal" fo:background-color="#ffffff" loext:char-shading-value="0"/>
    </style:style>
    <style:style style:name="T10" style:family="text">
      <style:text-properties fo:color="#0000ff" loext:opacity="100%" style:font-name="Consolas" fo:font-size="10.5pt" fo:font-weight="normal" officeooo:rsid="002ebba7" fo:background-color="#ffffff" loext:char-shading-value="0"/>
    </style:style>
    <style:style style:name="T11" style:family="text">
      <style:text-properties fo:color="#0000ff" loext:opacity="100%" style:font-name="Consolas" fo:font-size="10.5pt" fo:font-weight="normal" officeooo:rsid="002fc1cf" fo:background-color="#ffffff" loext:char-shading-value="0"/>
    </style:style>
    <style:style style:name="T12" style:family="text">
      <style:text-properties fo:color="#0000ff" loext:opacity="100%" style:font-name="Consolas" fo:font-size="10.5pt" fo:font-weight="normal" officeooo:rsid="003bf22a" fo:background-color="#ffffff" loext:char-shading-value="0"/>
    </style:style>
    <style:style style:name="T13" style:family="text">
      <style:text-properties fo:color="#0000ff" loext:opacity="100%" style:font-name="Consolas" fo:font-size="10.5pt" fo:font-weight="normal" officeooo:rsid="0040e852" fo:background-color="#ffffff" loext:char-shading-value="0"/>
    </style:style>
    <style:style style:name="T14" style:family="text">
      <style:text-properties fo:color="#0000ff" loext:opacity="100%" style:font-name="Consolas" fo:font-size="10.5pt" fo:font-weight="normal" officeooo:rsid="0048cd0e" fo:background-color="#ffffff" loext:char-shading-value="0"/>
    </style:style>
    <style:style style:name="T15" style:family="text">
      <style:text-properties fo:color="#795e26" loext:opacity="100%"/>
    </style:style>
    <style:style style:name="T16" style:family="text">
      <style:text-properties fo:color="#795e26" loext:opacity="100%" style:font-name="Consolas" fo:font-size="10.5pt" fo:font-weight="normal"/>
    </style:style>
    <style:style style:name="T17" style:family="text">
      <style:text-properties fo:color="#795e26" loext:opacity="100%" style:font-name="Consolas" fo:font-size="10.5pt" fo:font-weight="normal" fo:background-color="#ffffff" loext:char-shading-value="0"/>
    </style:style>
    <style:style style:name="T18" style:family="text">
      <style:text-properties fo:color="#795e26" loext:opacity="100%" style:font-name="Consolas" fo:font-size="10.5pt" fo:font-weight="normal" officeooo:rsid="00443b46" fo:background-color="#ffffff" loext:char-shading-value="0"/>
    </style:style>
    <style:style style:name="T19" style:family="text">
      <style:text-properties fo:color="#795e26" loext:opacity="100%" style:font-name="Consolas" fo:font-size="10.5pt" fo:font-weight="normal" officeooo:rsid="0040e852"/>
    </style:style>
    <style:style style:name="T20" style:family="text">
      <style:text-properties style:font-name="Consolas" fo:font-size="10.5pt" fo:font-weight="normal"/>
    </style:style>
    <style:style style:name="T21" style:family="text">
      <style:text-properties style:font-name="Consolas" fo:font-size="10.5pt" fo:font-weight="normal" officeooo:rsid="0040e852"/>
    </style:style>
    <style:style style:name="T22" style:family="text">
      <style:text-properties fo:color="#af00db" loext:opacity="100%"/>
    </style:style>
    <style:style style:name="T23" style:family="text">
      <style:text-properties fo:color="#af00db" loext:opacity="100%" style:font-name="Consolas" fo:font-size="10.5pt" fo:font-weight="normal"/>
    </style:style>
    <style:style style:name="T24" style:family="text">
      <style:text-properties fo:color="#af00db" loext:opacity="100%" style:font-name="Consolas" fo:font-size="10.5pt" fo:font-weight="normal" fo:background-color="#ffffff" loext:char-shading-value="0"/>
    </style:style>
    <style:style style:name="T25" style:family="text">
      <style:text-properties fo:color="#af00db" loext:opacity="100%" style:font-name="Consolas" fo:font-size="10.5pt" fo:font-weight="normal" officeooo:rsid="0040e852"/>
    </style:style>
    <style:style style:name="T26" style:family="text">
      <style:text-properties fo:color="#800000" loext:opacity="100%" style:font-name="Consolas" fo:font-size="10.5pt" fo:font-weight="normal"/>
    </style:style>
    <style:style style:name="T27" style:family="text">
      <style:text-properties fo:color="#00a933" loext:opacity="100%" style:font-name="Consolas" fo:font-size="10.5pt" fo:font-weight="normal"/>
    </style:style>
    <style:style style:name="T28" style:family="text">
      <style:text-properties fo:color="#00a933" loext:opacity="100%" style:font-name="Consolas" fo:font-size="10.5pt" fo:font-weight="normal" officeooo:rsid="001b5a4e"/>
    </style:style>
    <style:style style:name="T29" style:family="text">
      <style:text-properties officeooo:rsid="001d3aff"/>
    </style:style>
    <style:style style:name="T30" style:family="text">
      <style:text-properties fo:color="#001080" loext:opacity="100%"/>
    </style:style>
    <style:style style:name="T31" style:family="text">
      <style:text-properties fo:color="#001080" loext:opacity="100%" style:font-name="Consolas" fo:font-size="10.5pt" fo:font-weight="normal"/>
    </style:style>
    <style:style style:name="T32" style:family="text">
      <style:text-properties fo:color="#001080" loext:opacity="100%" style:font-name="Consolas" fo:font-size="10.5pt" fo:font-weight="normal" fo:background-color="#ffffff" loext:char-shading-value="0"/>
    </style:style>
    <style:style style:name="T33" style:family="text">
      <style:text-properties fo:color="#001080" loext:opacity="100%" style:font-name="Consolas" fo:font-size="10.5pt" fo:font-weight="normal" officeooo:rsid="002ebba7" fo:background-color="#ffffff" loext:char-shading-value="0"/>
    </style:style>
    <style:style style:name="T34" style:family="text">
      <style:text-properties fo:color="#001080" loext:opacity="100%" style:font-name="Consolas" fo:font-size="10.5pt" fo:font-weight="normal" officeooo:rsid="00342599" fo:background-color="#ffffff" loext:char-shading-value="0"/>
    </style:style>
    <style:style style:name="T35" style:family="text">
      <style:text-properties fo:color="#001080" loext:opacity="100%" style:font-name="Consolas" fo:font-size="10.5pt" fo:font-weight="normal" officeooo:rsid="00361ab7" fo:background-color="#ffffff" loext:char-shading-value="0"/>
    </style:style>
    <style:style style:name="T36" style:family="text">
      <style:text-properties fo:color="#001080" loext:opacity="100%" style:font-name="Consolas" fo:font-size="10.5pt" fo:font-weight="normal" officeooo:rsid="0040e852" fo:background-color="#ffffff" loext:char-shading-value="0"/>
    </style:style>
    <style:style style:name="T37" style:family="text">
      <style:text-properties fo:color="#001080" loext:opacity="100%" style:font-name="Consolas" fo:font-size="10.5pt" fo:font-weight="normal" officeooo:rsid="00443b46" fo:background-color="#ffffff" loext:char-shading-value="0"/>
    </style:style>
    <style:style style:name="T38" style:family="text">
      <style:text-properties fo:color="#001080" loext:opacity="100%" style:font-name="Consolas" fo:font-size="10.5pt" fo:font-weight="normal" officeooo:rsid="0048cd0e" fo:background-color="#ffffff" loext:char-shading-value="0"/>
    </style:style>
    <style:style style:name="T39" style:family="text">
      <style:text-properties fo:color="#001080" loext:opacity="100%" style:font-name="Consolas" fo:font-size="10.5pt" fo:font-weight="normal" officeooo:rsid="0040e852"/>
    </style:style>
    <style:style style:name="T40" style:family="text">
      <style:text-properties fo:color="#a31515" loext:opacity="100%"/>
    </style:style>
    <style:style style:name="T41" style:family="text">
      <style:text-properties fo:color="#a31515" loext:opacity="100%" style:font-name="Consolas" fo:font-size="10.5pt" fo:font-weight="normal"/>
    </style:style>
    <style:style style:name="T42" style:family="text">
      <style:text-properties fo:color="#0070c1" loext:opacity="100%"/>
    </style:style>
    <style:style style:name="T43" style:family="text">
      <style:text-properties fo:color="#0070c1" loext:opacity="100%" style:font-name="Consolas" fo:font-size="10.5pt" fo:font-weight="normal"/>
    </style:style>
    <style:style style:name="T44" style:family="text">
      <style:text-properties fo:color="#0070c1" loext:opacity="100%" style:font-name="Consolas" fo:font-size="10.5pt" fo:font-weight="normal" fo:background-color="#ffffff" loext:char-shading-value="0"/>
    </style:style>
    <style:style style:name="T45" style:family="text">
      <style:text-properties fo:color="#0070c1" loext:opacity="100%" style:font-name="Consolas" fo:font-size="10.5pt" fo:font-weight="normal" officeooo:rsid="0029c260" fo:background-color="#ffffff" loext:char-shading-value="0"/>
    </style:style>
    <style:style style:name="T46" style:family="text">
      <style:text-properties fo:color="#0070c1" loext:opacity="100%" style:font-name="Consolas" fo:font-size="10.5pt" fo:font-weight="normal" officeooo:rsid="002d33c2" fo:background-color="#ffffff" loext:char-shading-value="0"/>
    </style:style>
    <style:style style:name="T47" style:family="text">
      <style:text-properties officeooo:rsid="001f5762"/>
    </style:style>
    <style:style style:name="T48" style:family="text">
      <style:text-properties officeooo:rsid="0020ed22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color="#000000" loext:opacity="100%" style:font-name="Consolas" fo:font-size="10.5pt" fo:font-weight="normal" fo:background-color="#ffffff" loext:char-shading-value="0"/>
    </style:style>
    <style:style style:name="T51" style:family="text">
      <style:text-properties fo:color="#000000" loext:opacity="100%" style:font-name="Consolas" fo:font-size="10.5pt" fo:font-weight="normal" officeooo:rsid="0029c260" fo:background-color="#ffffff" loext:char-shading-value="0"/>
    </style:style>
    <style:style style:name="T52" style:family="text">
      <style:text-properties fo:color="#000000" loext:opacity="100%" style:font-name="Consolas" fo:font-size="10.5pt" fo:font-weight="normal" officeooo:rsid="002ebba7" fo:background-color="#ffffff" loext:char-shading-value="0"/>
    </style:style>
    <style:style style:name="T53" style:family="text">
      <style:text-properties fo:color="#000000" loext:opacity="100%" style:font-name="Consolas" fo:font-size="10.5pt" fo:font-weight="normal" officeooo:rsid="0040e852" fo:background-color="#ffffff" loext:char-shading-value="0"/>
    </style:style>
    <style:style style:name="T54" style:family="text">
      <style:text-properties fo:color="#000000" loext:opacity="100%" style:font-name="Consolas" fo:font-size="10.5pt" fo:font-weight="normal" officeooo:rsid="0048cd0e" fo:background-color="#ffffff" loext:char-shading-value="0"/>
    </style:style>
    <style:style style:name="T55" style:family="text">
      <style:text-properties fo:color="#000000" loext:opacity="100%" fo:background-color="#ffffff" loext:char-shading-value="0"/>
    </style:style>
    <style:style style:name="T56" style:family="text">
      <style:text-properties fo:color="#008000" loext:opacity="100%"/>
    </style:style>
    <style:style style:name="T57" style:family="text">
      <style:text-properties fo:color="#008000" loext:opacity="100%" style:font-name="Consolas" fo:font-size="10.5pt" fo:font-weight="normal"/>
    </style:style>
    <style:style style:name="T58" style:family="text">
      <style:text-properties fo:color="#267f99" loext:opacity="100%"/>
    </style:style>
    <style:style style:name="T59" style:family="text">
      <style:text-properties fo:color="#267f99" loext:opacity="100%" style:font-name="Consolas" fo:font-size="10.5pt" fo:font-weight="normal"/>
    </style:style>
    <style:style style:name="T60" style:family="text">
      <style:text-properties fo:color="#098658" loext:opacity="100%"/>
    </style:style>
    <style:style style:name="T61" style:family="text">
      <style:text-properties fo:color="#098658" loext:opacity="100%" style:font-name="Consolas" fo:font-size="10.5pt" fo:font-weight="normal"/>
    </style:style>
    <style:style style:name="T62" style:family="text">
      <style:text-properties fo:color="#098658" loext:opacity="100%" style:font-name="Consolas" fo:font-size="10.5pt" fo:font-weight="normal" fo:background-color="#ffffff" loext:char-shading-value="0"/>
    </style:style>
    <style:style style:name="T63" style:family="text">
      <style:text-properties fo:color="#098658" loext:opacity="100%" style:font-name="Consolas" fo:font-size="10.5pt" fo:font-weight="normal" officeooo:rsid="00361ab7" fo:background-color="#ffffff" loext:char-shading-value="0"/>
    </style:style>
    <style:style style:name="T64" style:family="text">
      <style:text-properties fo:color="#098658" loext:opacity="100%" style:font-name="Consolas" fo:font-size="10.5pt" fo:font-weight="normal" officeooo:rsid="00443b46" fo:background-color="#ffffff" loext:char-shading-value="0"/>
    </style:style>
    <style:style style:name="T65" style:family="text">
      <style:text-properties fo:color="#098658" loext:opacity="100%" style:font-name="Consolas" fo:font-size="10.5pt" fo:font-weight="normal" officeooo:rsid="0040e852"/>
    </style:style>
    <style:style style:name="T66" style:family="text">
      <style:text-properties fo:color="#ff0000" loext:opacity="100%" style:font-name="Consolas" fo:font-size="10.5pt" fo:font-weight="normal"/>
    </style:style>
    <style:style style:name="T67" style:family="text">
      <style:text-properties officeooo:rsid="0027571c"/>
    </style:style>
    <style:style style:name="T68" style:family="text">
      <style:text-properties officeooo:rsid="0027df22"/>
    </style:style>
    <style:style style:name="T69" style:family="text">
      <style:text-properties officeooo:rsid="002cba43"/>
    </style:style>
    <style:style style:name="T70" style:family="text">
      <style:text-properties officeooo:rsid="002cedc3"/>
    </style:style>
    <style:style style:name="T71" style:family="text">
      <style:text-properties officeooo:rsid="002d33c2"/>
    </style:style>
    <style:style style:name="T72" style:family="text">
      <style:text-properties officeooo:rsid="002ebba7"/>
    </style:style>
    <style:style style:name="T73" style:family="text">
      <style:text-properties officeooo:rsid="002fc1cf"/>
    </style:style>
    <style:style style:name="T74" style:family="text">
      <style:text-properties officeooo:rsid="00342599"/>
    </style:style>
    <style:style style:name="T75" style:family="text">
      <style:text-properties officeooo:rsid="0036fdb9"/>
    </style:style>
    <style:style style:name="T76" style:family="text">
      <style:text-properties officeooo:rsid="003786ef"/>
    </style:style>
    <style:style style:name="T77" style:family="text">
      <style:text-properties officeooo:rsid="00386fd9"/>
    </style:style>
    <style:style style:name="T78" style:family="text">
      <style:text-properties officeooo:rsid="003d5104"/>
    </style:style>
    <style:style style:name="T79" style:family="text">
      <style:text-properties officeooo:rsid="003f2c16"/>
    </style:style>
    <style:style style:name="T80" style:family="text">
      <style:text-properties officeooo:rsid="003f55bd"/>
    </style:style>
    <style:style style:name="T81" style:family="text">
      <style:text-properties officeooo:rsid="0040e852"/>
    </style:style>
    <style:style style:name="T82" style:family="text">
      <style:text-properties officeooo:rsid="00424394"/>
    </style:style>
    <style:style style:name="T83" style:family="text">
      <style:text-properties officeooo:rsid="00443b46"/>
    </style:style>
    <style:style style:name="T84" style:family="text">
      <style:text-properties officeooo:rsid="00445e06"/>
    </style:style>
    <style:style style:name="T85" style:family="text">
      <style:text-properties officeooo:rsid="00454ce5"/>
    </style:style>
    <style:style style:name="T86" style:family="text">
      <style:text-properties officeooo:rsid="00465b43"/>
    </style:style>
    <style:style style:name="T87" style:family="text">
      <style:text-properties officeooo:rsid="0048cd0e"/>
    </style:style>
    <style:style style:name="T88" style:family="text">
      <style:text-properties officeooo:rsid="004a1639"/>
    </style:style>
    <style:style style:name="T89" style:family="text">
      <style:text-properties officeooo:rsid="004b446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Jogo da Memória com Reactjs</text:p>
      <text:p text:style-name="P26"><text:a xlink:type="simple" xlink:href="#App.tsx" text:style-name="Internet_20_link" text:visited-style-name="Visited_20_Internet_20_Link">App.tsx</text:a></text:p>
      <text:p text:style-name="P27"><text:a xlink:type="simple" xlink:href="#index.tsx" text:style-name="Internet_20_link" text:visited-style-name="Visited_20_Internet_20_Link">index.tsx</text:a></text:p>
      <text:p text:style-name="P2"/>
      <text:p text:style-name="P2"/>
      <text:p text:style-name="P2">Dentro do diretório em <text:a xlink:type="simple" xlink:href="../../..//projetos/" text:style-name="Internet_20_link" text:visited-style-name="Visited_20_Internet_20_Link">C://projetos/</text:a> executa o comando</text:p>
      <text:p text:style-name="P3">npx create-react-app react_memoria –template typescript</text:p>
      <text:p text:style-name="P1"/>
      <text:p text:style-name="P5">Depois copia as pasta com os arquivos necessário: </text:p>
      <text:p text:style-name="P5"><text:a xlink:type="simple" xlink:href="https://alunos.b7web.com.br/media/files/623a45a97819e15ad652b4c3.zip" text:style-name="Internet_20_link" text:visited-style-name="Visited_20_Internet_20_Link">https://alunos.b7web.com.br/media/files/623a45a97819e15ad652b4c3.zip</text:a></text:p>
      <text:p text:style-name="P5"/>
      <text:p text:style-name="Standard"><text:span text:style-name="T1">Copia a pasta </text:span><text:span text:style-name="T3">assets</text:span><text:span text:style-name="T1"> e a pasta </text:span><text:span text:style-name="T3">svgs</text:span><text:span text:style-name="T1"> para dentro da pasta </text:span><text:span text:style-name="T3">src</text:span>.</text:p>
      <text:p text:style-name="Standard"/>
      <text:p text:style-name="P21"><text:span text:style-name="T49">Entrar</text:span> na pasta <text:span text:style-name="T2">react_memoria</text:span> e executar os comandos abaixo.</text:p>
      <text:p text:style-name="P22">Instalar as bibliotecas necessárias com o comando:</text:p>
      <text:p text:style-name="P4">npm install styled-components</text:p>
      <text:p text:style-name="P4"/>
      <text:p text:style-name="P6">para funcionar bem com o typescript tem que instalar a biblioteca:</text:p>
      <text:p text:style-name="P10">Instalando os Types para trabalhar com o typescript.</text:p>
      <text:p text:style-name="P9">npm install -D @types/styled-components</text:p>
      <text:p text:style-name="P6"/>
      <text:p text:style-name="P6"/>
      <text:p text:style-name="P6">depois de instalado as bibliotecas necessárias e configurado, agora tem que remover umas pasta e uns arquivos desnecessárias.</text:p>
      <text:p text:style-name="P6">Remover os arquivos:</text:p>
      <text:list text:style-name="L1">
        <text:list-item>
          <text:p text:style-name="P23">App.test.tsx</text:p>
        </text:list-item>
        <text:list-item>
          <text:p text:style-name="P24">App.css</text:p>
        </text:list-item>
      </text:list>
      <text:p text:style-name="P7"/>
      <text:p text:style-name="P7">Abre o arquivo App.tsx para remover todo o conteudo de dentro dele, <text:span text:style-name="T6">e substituir por:</text:span></text:p>
      <text:p text:style-name="P7"/>
      <text:p text:style-name="P12"><text:span text:style-name="T7">function</text:span> <text:span text:style-name="T15">App</text:span>() {</text:p>
      <text:p text:style-name="P14">  <text:span text:style-name="T23">return</text:span><text:span text:style-name="T20"> (</text:span></text:p>
      <text:p text:style-name="P14">    <text:span text:style-name="T26">&lt;div&gt;</text:span></text:p>
      <text:p text:style-name="P14">      <text:span text:style-name="T20">… </text:span><text:span text:style-name="T27">//</text:span><text:span text:style-name="T28">Vai imprimir uma tela em branco apenas com três pontinhos.</text:span></text:p>
      <text:p text:style-name="P14">    <text:span text:style-name="T26">&lt;/div&gt;</text:span></text:p>
      <text:p text:style-name="P14">  <text:span text:style-name="T20">);</text:span></text:p>
      <text:p text:style-name="P11">}</text:p>
      <text:p text:style-name="P15"/>
      <text:p text:style-name="P11"><text:span text:style-name="T22">export</text:span> <text:span text:style-name="T22">default</text:span> <text:span text:style-name="T15">App</text:span>;</text:p>
      <text:p text:style-name="P7"/>
      <text:p text:style-name="P8"/>
      <text:p text:style-name="P18">Após a pré-configuração...</text:p>
      <text:p text:style-name="P17"/>
      <text:p text:style-name="P17"/>
      <text:p text:style-name="Standard"><text:span text:style-name="T29">Dentro da pasta </text:span><text:span text:style-name="T5">src</text:span><text:span text:style-name="T29"> cria um arquiv </text:span><text:span text:style-name="T4">App.styles.ts</text:span> <text:span text:style-name="T29">com o seguinte conteudo:</text:span></text:p>
      <text:p text:style-name="P11"><text:span text:style-name="T22">import</text:span> <text:span text:style-name="T30">styled</text:span> <text:span text:style-name="T22">from</text:span> <text:span text:style-name="T40">'styled-components'</text:span>;</text:p>
      <text:p text:style-name="P15"/>
      <text:p text:style-name="P19">//Cria o primeiro componente que é uma DIV</text:p>
      <text:p text:style-name="P11"><text:span text:style-name="T22">export</text:span> <text:span text:style-name="T7">const</text:span> <text:span text:style-name="T42">Container</text:span> = <text:span text:style-name="T42">styled</text:span><text:span text:style-name="T40">.</text:span><text:span text:style-name="T30">div</text:span><text:span text:style-name="T40">``</text:span>;</text:p>
      <text:p text:style-name="P15"/>
      <text:p text:style-name="P18">No arquivo App.tsx vai…</text:p>
      <text:p text:style-name="P18"><text:soft-page-break/>vai importar <text:span text:style-name="T47">tod</text:span>o, <text:span text:style-name="T47">e vai chamar de “C” , os </text:span><text:span text:style-name="T48">componentes </text:span><text:span text:style-name="T47">do arquivo App.styles.css</text:span>:</text:p>
      <text:p text:style-name="P13"><text:span text:style-name="T22">import</text:span> <text:span text:style-name="T7">*</text:span> <text:span text:style-name="T22">as</text:span> <text:span text:style-name="T30">C</text:span> <text:span text:style-name="T22">from</text:span> <text:span text:style-name="T40">'./App.styles'</text:span>;</text:p>
      <text:p text:style-name="P20">O “C” é pra referenciar o arquivo App.styles.css.</text:p>
      <text:p text:style-name="P18"/>
      <text:p text:style-name="P18"/>
      <text:p text:style-name="P18"/>
      <text:p text:style-name="P18"/>
      <text:p text:style-name="P18"/>
      <text:p text:style-name="P27"><text:bookmark-start text:name="App.tsx"/>App.tsx<text:bookmark-end text:name="App.tsx"/></text:p>
      <text:p text:style-name="P27"/>
      <text:p text:style-name="P33"><text:span text:style-name="T22">import</text:span> <text:span text:style-name="T7">*</text:span> <text:span text:style-name="T22">as</text:span> <text:span text:style-name="T30">C</text:span> <text:span text:style-name="T22">from</text:span> <text:span text:style-name="T40">'./App.styles'</text:span>;</text:p>
      <text:p text:style-name="P11"><text:span text:style-name="T22">import</text:span> <text:span text:style-name="T30">logoImage</text:span> <text:span text:style-name="T22">from</text:span> <text:span text:style-name="T40">'./assets/devmemory_logo.png'</text:span>;</text:p>
      <text:p text:style-name="P11"><text:span text:style-name="T22">import</text:span> <text:span text:style-name="T30">RestartIcon</text:span> <text:span text:style-name="T22">from</text:span> <text:span text:style-name="T40">'./svgs/restart.svg'</text:span>;</text:p>
      <text:p text:style-name="P11"><text:span text:style-name="T22">import</text:span> { <text:span text:style-name="T30">InfoItem</text:span> } <text:span text:style-name="T22">from</text:span> <text:span text:style-name="T40">'./components/InfoItem'</text:span>;</text:p>
      <text:p text:style-name="P11"><text:span text:style-name="T22">import</text:span> { <text:span text:style-name="T30">Button</text:span> } <text:span text:style-name="T22">from</text:span> <text:span text:style-name="T40">'./components/Button/index'</text:span>;</text:p>
      <text:p text:style-name="P11"><text:span text:style-name="T22">import</text:span> { <text:span text:style-name="T30">useEffect</text:span>, <text:span text:style-name="T30">useState</text:span> } <text:span text:style-name="T22">from</text:span> <text:span text:style-name="T40">'react'</text:span>;</text:p>
      <text:p text:style-name="P11"><text:span text:style-name="T22">import</text:span> { <text:span text:style-name="T30">GridItemType</text:span> } <text:span text:style-name="T22">from</text:span> <text:span text:style-name="T40">'./types/GrideItemType'</text:span>;</text:p>
      <text:p text:style-name="P11"><text:span text:style-name="T22">import</text:span> { <text:span text:style-name="T30">items</text:span> } <text:span text:style-name="T22">from</text:span> <text:span text:style-name="T40">'./data/items'</text:span>;</text:p>
      <text:p text:style-name="P11"><text:span text:style-name="T22">import</text:span> { <text:span text:style-name="T30">GridItem</text:span> } <text:span text:style-name="T22">from</text:span> <text:span text:style-name="T40">'./components/GridItem'</text:span>;</text:p>
      <text:p text:style-name="P15"/>
      <text:p text:style-name="P11"><text:span text:style-name="T7">const</text:span> <text:span text:style-name="T15">App</text:span> = () <text:span text:style-name="T7">=&gt;</text:span> {</text:p>
      <text:p text:style-name="P15"/>
      <text:p text:style-name="P14">  <text:span text:style-name="T57">//Como está usando o typescript. Colocando &lt;boolean&gt; no useState vai garantir que esse seja o unico tipo que será aceito no useState.  </text:span></text:p>
      <text:p text:style-name="P14">  <text:span text:style-name="T8">const</text:span><text:span text:style-name="T20"> [</text:span><text:span text:style-name="T43">playing</text:span><text:span text:style-name="T20">, </text:span><text:span text:style-name="T16">setPlaying</text:span><text:span text:style-name="T20">] = </text:span><text:span text:style-name="T16">useState</text:span><text:span text:style-name="T20">&lt;</text:span><text:span text:style-name="T59">boolean</text:span><text:span text:style-name="T20">&gt;(</text:span><text:span text:style-name="T8">false</text:span><text:span text:style-name="T20">);</text:span></text:p>
      <text:p text:style-name="P15"/>
      <text:p text:style-name="P14">  <text:span text:style-name="T57">//useState que contará o tempo em segundos.</text:span></text:p>
      <text:p text:style-name="P14">  <text:span text:style-name="T57">//da mesma forma que o anterior, fixa um tipo &lt;number&gt; no useState.</text:span></text:p>
      <text:p text:style-name="P14">  <text:span text:style-name="T8">const</text:span><text:span text:style-name="T20"> [</text:span><text:span text:style-name="T43">timeElapsed</text:span><text:span text:style-name="T20">, </text:span><text:span text:style-name="T16">setTimeElapsed</text:span><text:span text:style-name="T20">] = </text:span><text:span text:style-name="T16">useState</text:span><text:span text:style-name="T20">&lt;</text:span><text:span text:style-name="T59">number</text:span><text:span text:style-name="T20">&gt;(</text:span><text:span text:style-name="T61">0</text:span><text:span text:style-name="T20">);</text:span></text:p>
      <text:p text:style-name="P15"/>
      <text:p text:style-name="P14">  <text:span text:style-name="T57">//quantidade de movimantos executados no jogo.</text:span></text:p>
      <text:p text:style-name="P14">  <text:span text:style-name="T8">const</text:span><text:span text:style-name="T20"> [</text:span><text:span text:style-name="T43">moveCount</text:span><text:span text:style-name="T20">, </text:span><text:span text:style-name="T16">setMoveCount</text:span><text:span text:style-name="T20">] = </text:span><text:span text:style-name="T16">useState</text:span><text:span text:style-name="T20">&lt;</text:span><text:span text:style-name="T59">number</text:span><text:span text:style-name="T20">&gt;(</text:span><text:span text:style-name="T61">0</text:span><text:span text:style-name="T20">);</text:span></text:p>
      <text:p text:style-name="P15"/>
      <text:p text:style-name="P14">  <text:span text:style-name="T57">//Quantidade de cartas jogadas que estão sendo exibidas no momento.</text:span></text:p>
      <text:p text:style-name="P14">  <text:span text:style-name="T8">const</text:span><text:span text:style-name="T20"> [</text:span><text:span text:style-name="T43">showCount</text:span><text:span text:style-name="T20">, </text:span><text:span text:style-name="T16">setShownCount</text:span><text:span text:style-name="T20">] = </text:span><text:span text:style-name="T16">useState</text:span><text:span text:style-name="T20">&lt;</text:span><text:span text:style-name="T59">number</text:span><text:span text:style-name="T20">&gt;(</text:span><text:span text:style-name="T61">0</text:span><text:span text:style-name="T20">);</text:span></text:p>
      <text:p text:style-name="P15"/>
      <text:p text:style-name="P14">  <text:span text:style-name="T57">//No React tudo que for usado fica armazenado na memória e ai poderar ser exibido na tela.</text:span></text:p>
      <text:p text:style-name="P14">  <text:span text:style-name="T57">//Pra salvar essas informações que ficarão na memória, será criado um array.</text:span></text:p>
      <text:p text:style-name="P14">  <text:span text:style-name="T8">const</text:span><text:span text:style-name="T20"> [</text:span><text:span text:style-name="T43">gridItems</text:span><text:span text:style-name="T20">, </text:span><text:span text:style-name="T16">setGridItems</text:span><text:span text:style-name="T20">] = </text:span><text:span text:style-name="T16">useState</text:span><text:span text:style-name="T20">&lt;</text:span><text:span text:style-name="T59">GridItemType</text:span><text:span text:style-name="T20">[]&gt;([]);</text:span></text:p>
      <text:p text:style-name="P31"><text:line-break/></text:p>
      <text:p text:style-name="P14">  <text:span text:style-name="T57">// o Hooks useEfects fará com que a função resetAndCreateGrid() seja executada assim que for carregado.</text:span></text:p>
      <text:p text:style-name="P14">  <text:span text:style-name="T16">useEffect</text:span><text:span text:style-name="T20">(() </text:span><text:span text:style-name="T8">=&gt;</text:span><text:span text:style-name="T20"> {</text:span></text:p>
      <text:p text:style-name="P14">    <text:span text:style-name="T16">resetAndCreateGrid</text:span><text:span text:style-name="T20">();</text:span></text:p>
      <text:p text:style-name="P14">  <text:span text:style-name="T20">}, []);</text:span></text:p>
      <text:p text:style-name="P15"/>
      <text:p text:style-name="P14">  <text:span text:style-name="T57">//Essa função vai ser executada quando a página for carregada ou quando o botão iniciar for acionado.</text:span></text:p>
      <text:p text:style-name="P14"><text:soft-page-break/>  <text:span text:style-name="T57">//Ela vai limpar tudo o que tiver sido criado e vai recriar o grid, limpra a tela.</text:span></text:p>
      <text:p text:style-name="P14">  <text:span text:style-name="T57">//O array vasio [] idica que ela será executada apenas uma vez.</text:span></text:p>
      <text:p text:style-name="P14">  <text:span text:style-name="T8">const</text:span><text:span text:style-name="T20"> </text:span><text:span text:style-name="T16">resetAndCreateGrid</text:span><text:span text:style-name="T20"> = () </text:span><text:span text:style-name="T8">=&gt;</text:span><text:span text:style-name="T20"> {</text:span></text:p>
      <text:p text:style-name="P15"/>
      <text:p text:style-name="P14">    <text:span text:style-name="T57">//passo 1 - resetar o jogo.</text:span></text:p>
      <text:p text:style-name="P14">    <text:span text:style-name="T16">setTimeElapsed</text:span><text:span text:style-name="T20">(</text:span><text:span text:style-name="T61">0</text:span><text:span text:style-name="T20">);</text:span></text:p>
      <text:p text:style-name="P14">    <text:span text:style-name="T16">setMoveCount</text:span><text:span text:style-name="T20">(</text:span><text:span text:style-name="T61">0</text:span><text:span text:style-name="T20">);</text:span></text:p>
      <text:p text:style-name="P14">    <text:span text:style-name="T16">setShownCount</text:span><text:span text:style-name="T20">(</text:span><text:span text:style-name="T61">0</text:span><text:span text:style-name="T20">);</text:span></text:p>
      <text:p text:style-name="P14">    </text:p>
      <text:p text:style-name="P14">    <text:span text:style-name="T57">//passo 2 - Criar o grid.</text:span></text:p>
      <text:p text:style-name="P14">    <text:span text:style-name="T57">// setPlaying(true); //Inicia o jogo.</text:span></text:p>
      <text:p text:style-name="P15"/>
      <text:p text:style-name="P14">    <text:span text:style-name="T57">//passo 2.1 - Criar um grid temporário vazio.</text:span></text:p>
      <text:p text:style-name="P14">    <text:span text:style-name="T8">let</text:span><text:span text:style-name="T20"> </text:span><text:span text:style-name="T31">tmpGrid</text:span><text:span text:style-name="T20">: </text:span><text:span text:style-name="T59">GridItemType</text:span><text:span text:style-name="T20">[] = [];</text:span></text:p>
      <text:p text:style-name="P14">    <text:span text:style-name="T57">//no (items.length * 2) está verificando quantos itens tem e multiplicando por dois.</text:span></text:p>
      <text:p text:style-name="P14">    <text:span text:style-name="T23">for</text:span><text:span text:style-name="T20">(</text:span><text:span text:style-name="T8">let</text:span><text:span text:style-name="T20"> </text:span><text:span text:style-name="T31">i</text:span><text:span text:style-name="T20"> = </text:span><text:span text:style-name="T61">0</text:span><text:span text:style-name="T20">; </text:span><text:span text:style-name="T31">i</text:span><text:span text:style-name="T20"> &lt; (</text:span><text:span text:style-name="T43">items</text:span><text:span text:style-name="T20">.</text:span><text:span text:style-name="T31">length</text:span><text:span text:style-name="T20"> * </text:span><text:span text:style-name="T61">2</text:span><text:span text:style-name="T20">); </text:span><text:span text:style-name="T31">i</text:span><text:span text:style-name="T20">++) {</text:span></text:p>
      <text:p text:style-name="P14">      <text:span text:style-name="T57">//tmpGrid vai ser um grid temporário que será um array.</text:span></text:p>
      <text:p text:style-name="P14">      <text:span text:style-name="T57">/*tmpGrid.push para iniciar a criação do array*/</text:span></text:p>
      <text:p text:style-name="P14">      <text:span text:style-name="T31">tmpGrid</text:span><text:span text:style-name="T20">.</text:span><text:span text:style-name="T16">push</text:span><text:span text:style-name="T20">({</text:span></text:p>
      <text:p text:style-name="P14">        <text:span text:style-name="T31">item:</text:span><text:span text:style-name="T20"> </text:span><text:span text:style-name="T8">null</text:span><text:span text:style-name="T20">,   </text:span><text:span text:style-name="T57">//grid vazio</text:span></text:p>
      <text:p text:style-name="P14">        <text:span text:style-name="T31">shown:</text:span><text:span text:style-name="T20"> </text:span><text:span text:style-name="T8">true</text:span><text:span text:style-name="T20">, </text:span><text:span text:style-name="T57">//não etá sendo exibido.</text:span></text:p>
      <text:p text:style-name="P14">        <text:span text:style-name="T31">permanentShown:</text:span><text:span text:style-name="T20"> </text:span><text:span text:style-name="T8">false</text:span><text:span text:style-name="T20"> </text:span><text:span text:style-name="T57">//não etá sendo exibido.</text:span></text:p>
      <text:p text:style-name="P14">      <text:span text:style-name="T20">});</text:span></text:p>
      <text:p text:style-name="P14">    <text:span text:style-name="T20">}</text:span></text:p>
      <text:p text:style-name="P15"/>
      <text:p text:style-name="P14">    <text:span text:style-name="T57">//2.2 - preencher o grid</text:span></text:p>
      <text:p text:style-name="P14">    <text:span text:style-name="T57">//cria um for que executará duas vezes. Na 1ª rodada do loop será preenchido os primeiros 6 elementos, e na 2ª rodada será preenchido os demais.</text:span></text:p>
      <text:p text:style-name="P14">    <text:span text:style-name="T57">//LOOP PARA PREENCHER O GRID.</text:span></text:p>
      <text:p text:style-name="P14">    <text:span text:style-name="T23">for</text:span><text:span text:style-name="T20">(</text:span><text:span text:style-name="T8">let</text:span><text:span text:style-name="T20"> </text:span><text:span text:style-name="T31">w</text:span><text:span text:style-name="T20"> = </text:span><text:span text:style-name="T61">0</text:span><text:span text:style-name="T20">; </text:span><text:span text:style-name="T31">w</text:span><text:span text:style-name="T20"> &lt; </text:span><text:span text:style-name="T61">2</text:span><text:span text:style-name="T20">; </text:span><text:span text:style-name="T31">w</text:span><text:span text:style-name="T20">++) {</text:span></text:p>
      <text:p text:style-name="P14">      <text:span text:style-name="T23">for</text:span><text:span text:style-name="T20">(</text:span><text:span text:style-name="T8">let</text:span><text:span text:style-name="T20"> </text:span><text:span text:style-name="T31">i</text:span><text:span text:style-name="T20"> = </text:span><text:span text:style-name="T61">0</text:span><text:span text:style-name="T20">; </text:span><text:span text:style-name="T31">i</text:span><text:span text:style-name="T20"> &lt; </text:span><text:span text:style-name="T43">items</text:span><text:span text:style-name="T20">.</text:span><text:span text:style-name="T31">length</text:span><text:span text:style-name="T20">; </text:span><text:span text:style-name="T31">i</text:span><text:span text:style-name="T20">++) {</text:span></text:p>
      <text:p text:style-name="P14">       <text:span text:style-name="T8">let</text:span><text:span text:style-name="T20"> </text:span><text:span text:style-name="T31">pos</text:span><text:span text:style-name="T20"> = -</text:span><text:span text:style-name="T61">1</text:span><text:span text:style-name="T20">;</text:span></text:p>
      <text:p text:style-name="P15"/>
      <text:p text:style-name="P14">       <text:span text:style-name="T57">//enquando a posição for menor que zero(vasio).Esta condição só será executada uma vez.</text:span></text:p>
      <text:p text:style-name="P14">       <text:span text:style-name="T57">//OU for diferente de null(PREENCHIDO).</text:span></text:p>
      <text:p text:style-name="P14">       <text:span text:style-name="T57">//A consição while será encerra quando encontrar uma posição preenchida.</text:span></text:p>
      <text:p text:style-name="P14">       <text:span text:style-name="T23">while</text:span><text:span text:style-name="T20">(</text:span><text:span text:style-name="T31">pos</text:span><text:span text:style-name="T20"> &lt; </text:span><text:span text:style-name="T61">0</text:span><text:span text:style-name="T20"> || </text:span><text:span text:style-name="T31">tmpGrid</text:span><text:span text:style-name="T20">[</text:span><text:span text:style-name="T31">pos</text:span><text:span text:style-name="T20">].</text:span><text:span text:style-name="T31">item</text:span><text:span text:style-name="T20"> !== </text:span><text:span text:style-name="T8">null</text:span><text:span text:style-name="T20">) {</text:span></text:p>
      <text:p text:style-name="P14">         <text:span text:style-name="T57">//com o "pos", será gerado uma posição aleatório de 1 à 12, para depois ser preenchida.</text:span></text:p>
      <text:p text:style-name="P14">        <text:span text:style-name="T31">pos</text:span><text:span text:style-name="T20"> = </text:span><text:span text:style-name="T31">Math</text:span><text:span text:style-name="T20">.</text:span><text:span text:style-name="T16">floor</text:span><text:span text:style-name="T20">(</text:span><text:span text:style-name="T31">Math</text:span><text:span text:style-name="T20">.</text:span><text:span text:style-name="T16">random</text:span><text:span text:style-name="T20">() * (</text:span><text:span text:style-name="T43">items</text:span><text:span text:style-name="T20">.</text:span><text:span text:style-name="T31">length</text:span><text:span text:style-name="T20"> * </text:span><text:span text:style-name="T61">2</text:span><text:span text:style-name="T20">));</text:span></text:p>
      <text:p text:style-name="P14">       <text:span text:style-name="T20">}</text:span></text:p>
      <text:p text:style-name="P14">       </text:p>
      <text:p text:style-name="P15"/>
      <text:p text:style-name="P14">       <text:span text:style-name="T57">//verifica se a posição está preenchida.</text:span></text:p>
      <text:p text:style-name="P14">       <text:span text:style-name="T57">//Se item estiver digerente de null, então significa que está preenchido.</text:span></text:p>
      <text:p text:style-name="P14">       <text:span text:style-name="T23">if</text:span><text:span text:style-name="T20">(</text:span><text:span text:style-name="T31">tmpGrid</text:span><text:span text:style-name="T20">[</text:span><text:span text:style-name="T31">pos</text:span><text:span text:style-name="T20">].</text:span><text:span text:style-name="T31">item</text:span><text:span text:style-name="T20"> !== </text:span><text:span text:style-name="T8">null</text:span><text:span text:style-name="T20">)</text:span></text:p>
      <text:p text:style-name="P14">       </text:p>
      <text:p text:style-name="P14">       <text:span text:style-name="T57">//Preenche as posiões criadas.</text:span></text:p>
      <text:p text:style-name="P14">       <text:span text:style-name="T31">tmpGrid</text:span><text:span text:style-name="T20">[</text:span><text:span text:style-name="T31">pos</text:span><text:span text:style-name="T20">].</text:span><text:span text:style-name="T31">item</text:span><text:span text:style-name="T20"> = </text:span><text:span text:style-name="T31">i</text:span><text:span text:style-name="T20">;</text:span></text:p>
      <text:p text:style-name="P14"><text:soft-page-break/>       <text:span text:style-name="T57">//como os demais itens já foram criados como false, então não será necessário repetir os comandos.</text:span></text:p>
      <text:p text:style-name="P15"/>
      <text:p text:style-name="P14">       <text:span text:style-name="T57">//Depois de gerar 12 posições. Preenche essas posições com o ítem que quer exibir.</text:span></text:p>
      <text:p text:style-name="P14">      <text:span text:style-name="T20">};</text:span></text:p>
      <text:p text:style-name="P14">    <text:span text:style-name="T20">}</text:span></text:p>
      <text:p text:style-name="P14">    </text:p>
      <text:p text:style-name="P14">    <text:span text:style-name="T57">//2.3 - jogar no state</text:span></text:p>
      <text:p text:style-name="P14">    <text:span text:style-name="T16">setGridItems</text:span><text:span text:style-name="T20">(</text:span><text:span text:style-name="T31">tmpGrid</text:span><text:span text:style-name="T20">);</text:span></text:p>
      <text:p text:style-name="P14">    </text:p>
      <text:p text:style-name="P15"/>
      <text:p text:style-name="P14">    <text:span text:style-name="T57">//passo 3 - Começar o jogo.</text:span></text:p>
      <text:p text:style-name="P14">    <text:span text:style-name="T57">// setGridItems([...]);</text:span></text:p>
      <text:p text:style-name="P14">    <text:span text:style-name="T16">setPlaying</text:span><text:span text:style-name="T20">(</text:span><text:span text:style-name="T8">true</text:span><text:span text:style-name="T20">);</text:span></text:p>
      <text:p text:style-name="P15"/>
      <text:p text:style-name="P14">  <text:span text:style-name="T20">}</text:span></text:p>
      <text:p text:style-name="P15"/>
      <text:p text:style-name="P14">  <text:span text:style-name="T57">//essa função server para saber qual item foi clicado.</text:span></text:p>
      <text:p text:style-name="P14">  <text:span text:style-name="T8">const</text:span><text:span text:style-name="T20"> </text:span><text:span text:style-name="T16">handleItemClick</text:span><text:span text:style-name="T20"> = (</text:span><text:span text:style-name="T31">index</text:span><text:span text:style-name="T20">:</text:span><text:span text:style-name="T59">number</text:span><text:span text:style-name="T20">) </text:span><text:span text:style-name="T8">=&gt;</text:span><text:span text:style-name="T20"> {</text:span></text:p>
      <text:p text:style-name="P15"/>
      <text:p text:style-name="P14">  <text:span text:style-name="T20">}</text:span></text:p>
      <text:p text:style-name="P14">  </text:p>
      <text:p text:style-name="P14">  <text:span text:style-name="T23">return</text:span><text:span text:style-name="T20"> (</text:span></text:p>
      <text:p text:style-name="P14">    <text:span text:style-name="T26">&lt;</text:span><text:span text:style-name="T59">C.Container</text:span><text:span text:style-name="T26">&gt;</text:span></text:p>
      <text:p text:style-name="P14">      <text:span text:style-name="T26">&lt;</text:span><text:span text:style-name="T59">C.Info</text:span><text:span text:style-name="T26">&gt;</text:span></text:p>
      <text:p text:style-name="P14">        <text:span text:style-name="T26">&lt;</text:span><text:span text:style-name="T59">C.LogoLink</text:span><text:span text:style-name="T20"> </text:span><text:span text:style-name="T66">href</text:span><text:span text:style-name="T20">=</text:span><text:span text:style-name="T41">""</text:span><text:span text:style-name="T26">&gt;</text:span></text:p>
      <text:p text:style-name="P14">          <text:span text:style-name="T26">&lt;img</text:span><text:span text:style-name="T20"> </text:span><text:span text:style-name="T66">src</text:span><text:span text:style-name="T20">=</text:span><text:span text:style-name="T8">{</text:span><text:span text:style-name="T43">logoImage</text:span><text:span text:style-name="T8">}</text:span><text:span text:style-name="T20"> </text:span><text:span text:style-name="T66">width</text:span><text:span text:style-name="T20">=</text:span><text:span text:style-name="T41">"200"</text:span><text:span text:style-name="T20"> </text:span><text:span text:style-name="T66">alt</text:span><text:span text:style-name="T20">=</text:span><text:span text:style-name="T41">""</text:span><text:span text:style-name="T20"> </text:span><text:span text:style-name="T26">/&gt;</text:span></text:p>
      <text:p text:style-name="P14">        <text:span text:style-name="T26">&lt;/</text:span><text:span text:style-name="T59">C.LogoLink</text:span><text:span text:style-name="T26">&gt;</text:span></text:p>
      <text:p text:style-name="P15"/>
      <text:p text:style-name="P14">        <text:span text:style-name="T26">&lt;</text:span><text:span text:style-name="T59">C.InfoArea</text:span><text:span text:style-name="T26">&gt;</text:span></text:p>
      <text:p text:style-name="P14">          <text:span text:style-name="T26">&lt;</text:span><text:span text:style-name="T59">InfoItem</text:span><text:span text:style-name="T20"> </text:span><text:span text:style-name="T66">label</text:span><text:span text:style-name="T20">=</text:span><text:span text:style-name="T41">"Tempo"</text:span><text:span text:style-name="T20"> </text:span><text:span text:style-name="T66">value</text:span><text:span text:style-name="T20">=</text:span><text:span text:style-name="T41">"00:0"</text:span><text:span text:style-name="T20"> </text:span><text:span text:style-name="T26">/&gt;</text:span></text:p>
      <text:p text:style-name="P14">          <text:span text:style-name="T26">&lt;</text:span><text:span text:style-name="T59">InfoItem</text:span><text:span text:style-name="T20"> </text:span><text:span text:style-name="T66">label</text:span><text:span text:style-name="T20">=</text:span><text:span text:style-name="T41">"Movimentos"</text:span><text:span text:style-name="T20"> </text:span><text:span text:style-name="T66">value</text:span><text:span text:style-name="T20">=</text:span><text:span text:style-name="T41">"0"</text:span><text:span text:style-name="T20"> </text:span><text:span text:style-name="T26">/&gt;</text:span></text:p>
      <text:p text:style-name="P14">        <text:span text:style-name="T26">&lt;/</text:span><text:span text:style-name="T59">C.InfoArea</text:span><text:span text:style-name="T26">&gt;</text:span></text:p>
      <text:p text:style-name="P15"/>
      <text:p text:style-name="P14">        <text:span text:style-name="T26">&lt;</text:span><text:span text:style-name="T59">Button</text:span><text:span text:style-name="T20"> </text:span><text:span text:style-name="T66">label</text:span><text:span text:style-name="T20">=</text:span><text:span text:style-name="T41">'Reiniciar'</text:span><text:span text:style-name="T20"> </text:span><text:span text:style-name="T66">icon</text:span><text:span text:style-name="T20">=</text:span><text:span text:style-name="T8">{</text:span><text:span text:style-name="T31">RestartIcon</text:span><text:span text:style-name="T8">}</text:span><text:span text:style-name="T20"> </text:span><text:span text:style-name="T66">onClick</text:span><text:span text:style-name="T20">=</text:span><text:span text:style-name="T8">{</text:span><text:span text:style-name="T31">resetAndCreateGrid</text:span><text:span text:style-name="T8">}</text:span><text:span text:style-name="T26">/&gt;</text:span><text:span text:style-name="T20">   </text:span><text:span text:style-name="T8">{</text:span><text:span text:style-name="T57">/* caso remova o item "icon={RestartIcon}" não haverpa problemas pois o mesmo foi informado que se tratava de um item opcional com o usa da "?" em sua declaração.*/</text:span><text:span text:style-name="T8">}</text:span></text:p>
      <text:p text:style-name="P14">        </text:p>
      <text:p text:style-name="P14">      <text:span text:style-name="T26">&lt;/</text:span><text:span text:style-name="T59">C.Info</text:span><text:span text:style-name="T26">&gt;</text:span></text:p>
      <text:p text:style-name="P15"/>
      <text:p text:style-name="P14">      <text:span text:style-name="T26">&lt;</text:span><text:span text:style-name="T59">C.GridArea</text:span><text:span text:style-name="T26">&gt;</text:span></text:p>
      <text:p text:style-name="P14">        <text:span text:style-name="T26">&lt;</text:span><text:span text:style-name="T59">C.Grid</text:span><text:span text:style-name="T26">&gt;</text:span></text:p>
      <text:p text:style-name="P14">          <text:span text:style-name="T8">{</text:span><text:span text:style-name="T31">gridItems</text:span><text:span text:style-name="T20">.</text:span><text:span text:style-name="T16">map</text:span><text:span text:style-name="T20">((</text:span><text:span text:style-name="T31">item</text:span><text:span text:style-name="T20">, </text:span><text:span text:style-name="T31">index</text:span><text:span text:style-name="T20">) </text:span><text:span text:style-name="T8">=&gt;</text:span><text:span text:style-name="T20"> (</text:span></text:p>
      <text:p text:style-name="P14">            <text:span text:style-name="T26">&lt;</text:span><text:span text:style-name="T59">GridItem</text:span></text:p>
      <text:p text:style-name="P14">              <text:span text:style-name="T57">//adicionando as props.</text:span></text:p>
      <text:p text:style-name="P14">              <text:span text:style-name="T66">key</text:span><text:span text:style-name="T20">=</text:span><text:span text:style-name="T8">{</text:span><text:span text:style-name="T31">index</text:span><text:span text:style-name="T8">}</text:span><text:span text:style-name="T20">  </text:span></text:p>
      <text:p text:style-name="P14">              <text:span text:style-name="T66">item</text:span><text:span text:style-name="T20">=</text:span><text:span text:style-name="T8">{</text:span><text:span text:style-name="T31">item</text:span><text:span text:style-name="T8">}</text:span><text:span text:style-name="T20">          </text:span></text:p>
      <text:p text:style-name="P14">              <text:span text:style-name="T66">onClick</text:span><text:span text:style-name="T20">=</text:span><text:span text:style-name="T8">{</text:span><text:span text:style-name="T20">() </text:span><text:span text:style-name="T8">=&gt;</text:span><text:span text:style-name="T20"> </text:span><text:span text:style-name="T16">handleItemClick</text:span><text:span text:style-name="T20">(</text:span><text:span text:style-name="T31">index</text:span><text:span text:style-name="T20">)</text:span><text:span text:style-name="T8">}</text:span><text:span text:style-name="T20"> </text:span><text:span text:style-name="T57">//Foi colocado o nome de onClick para ficar mais fácil de entender. Pois isso se tranta de uma props.</text:span></text:p>
      <text:p text:style-name="P14">            <text:span text:style-name="T26">/&gt;</text:span></text:p>
      <text:p text:style-name="P14"><text:soft-page-break/>          <text:span text:style-name="T20">))</text:span><text:span text:style-name="T8">}</text:span></text:p>
      <text:p text:style-name="P14">        <text:span text:style-name="T26">&lt;/</text:span><text:span text:style-name="T59">C.Grid</text:span><text:span text:style-name="T26">&gt;</text:span></text:p>
      <text:p text:style-name="P14">      <text:span text:style-name="T26">&lt;/</text:span><text:span text:style-name="T59">C.GridArea</text:span><text:span text:style-name="T26">&gt;</text:span></text:p>
      <text:p text:style-name="P15"/>
      <text:p text:style-name="P14">    <text:span text:style-name="T26">&lt;/</text:span><text:span text:style-name="T59">C.Container</text:span><text:span text:style-name="T26">&gt;</text:span></text:p>
      <text:p text:style-name="P14">  <text:span text:style-name="T20">);</text:span></text:p>
      <text:p text:style-name="P11">}</text:p>
      <text:p text:style-name="P15"/>
      <text:p text:style-name="P11"><text:span text:style-name="T22">export</text:span> <text:span text:style-name="T22">default</text:span> <text:span text:style-name="T30">App</text:span>;</text:p>
      <text:p text:style-name="P31"/>
      <text:p text:style-name="P28"/>
      <text:p text:style-name="P27"><text:bookmark-start text:name="index.tsx"/>index.tsx<text:bookmark-end text:name="index.tsx"/></text:p>
      <text:p text:style-name="P33"><text:span text:style-name="T22"/></text:p>
      <text:p text:style-name="P33"><text:span text:style-name="T22">import</text:span> { <text:span text:style-name="T30">GridItemType</text:span> } <text:span text:style-name="T22">from</text:span> <text:span text:style-name="T40">'../../types/GrideItemType'</text:span>;</text:p>
      <text:p text:style-name="P11"><text:span text:style-name="T22">import</text:span> <text:span text:style-name="T7">*</text:span> <text:span text:style-name="T22">as</text:span> <text:span text:style-name="T30">C</text:span> <text:span text:style-name="T22">from</text:span> <text:span text:style-name="T40">'./styles'</text:span>;</text:p>
      <text:p text:style-name="P11"><text:span text:style-name="T22">import</text:span> <text:span text:style-name="T30">b7svg</text:span> <text:span text:style-name="T22">from</text:span> <text:span text:style-name="T40">'../../svgs/b7.svg'</text:span>;</text:p>
      <text:p text:style-name="P11"><text:span text:style-name="T22">import</text:span> { <text:span text:style-name="T30">items</text:span> } <text:span text:style-name="T22">from</text:span> <text:span text:style-name="T40">'../../data/items'</text:span>;</text:p>
      <text:p text:style-name="P15"/>
      <text:p text:style-name="P11"><text:span text:style-name="T7">type</text:span> <text:span text:style-name="T58">Props</text:span> = {</text:p>
      <text:p text:style-name="P14">    <text:span text:style-name="T31">item</text:span><text:span text:style-name="T20">: </text:span><text:span text:style-name="T59">GridItemType</text:span><text:span text:style-name="T20">,</text:span></text:p>
      <text:p text:style-name="P14">    <text:span text:style-name="T16">onClick</text:span><text:span text:style-name="T20">: () </text:span><text:span text:style-name="T8">=&gt;</text:span><text:span text:style-name="T20"> </text:span><text:span text:style-name="T59">void</text:span><text:span text:style-name="T20"> </text:span><text:span text:style-name="T57">// É uma funação que não retorna nada.</text:span></text:p>
      <text:p text:style-name="P11">}</text:p>
      <text:p text:style-name="P15"/>
      <text:p text:style-name="P11"><text:span text:style-name="T22">export</text:span> <text:span text:style-name="T7">const</text:span> <text:span text:style-name="T15">GridItem</text:span> = ({ <text:span text:style-name="T30">item</text:span>, <text:span text:style-name="T15">onClick</text:span> }: <text:span text:style-name="T58">Props</text:span>) <text:span text:style-name="T7">=&gt;</text:span> {</text:p>
      <text:p text:style-name="P14">    <text:span text:style-name="T23">return</text:span><text:span text:style-name="T20">(</text:span></text:p>
      <text:p text:style-name="P14">        <text:span text:style-name="T57">////Quando for executado, então será executado o onClick da props.</text:span></text:p>
      <text:p text:style-name="P14">        <text:span text:style-name="T26">&lt;</text:span><text:span text:style-name="T59">C.Container</text:span><text:span text:style-name="T20"> </text:span><text:span text:style-name="T66">onClick</text:span><text:span text:style-name="T20">=</text:span><text:span text:style-name="T8">{</text:span><text:span text:style-name="T16">onClick</text:span><text:span text:style-name="T8">}</text:span><text:span text:style-name="T26">&gt;</text:span></text:p>
      <text:p text:style-name="P14">            <text:span text:style-name="T8">{</text:span><text:span text:style-name="T57">/*Se permanentShown e Show forem false, então não exibe.*/</text:span><text:span text:style-name="T8">}</text:span></text:p>
      <text:p text:style-name="P14">            <text:span text:style-name="T8">{</text:span><text:span text:style-name="T31">item</text:span><text:span text:style-name="T20">.</text:span><text:span text:style-name="T31">permanentShown</text:span><text:span text:style-name="T20"> === </text:span><text:span text:style-name="T8">false</text:span><text:span text:style-name="T20"> &amp;&amp; </text:span><text:span text:style-name="T31">item</text:span><text:span text:style-name="T20">.</text:span><text:span text:style-name="T31">shown</text:span><text:span text:style-name="T20"> === </text:span><text:span text:style-name="T8">false</text:span><text:span text:style-name="T20"> &amp;&amp; </text:span></text:p>
      <text:p text:style-name="P14">                <text:span text:style-name="T26">&lt;</text:span><text:span text:style-name="T59">C.Icon</text:span><text:span text:style-name="T20"> </text:span><text:span text:style-name="T66">src</text:span><text:span text:style-name="T20">=</text:span><text:span text:style-name="T8">{</text:span><text:span text:style-name="T43">b7svg</text:span><text:span text:style-name="T8">}</text:span><text:span text:style-name="T20"> </text:span><text:span text:style-name="T66">alt</text:span><text:span text:style-name="T20">=</text:span><text:span text:style-name="T41">""</text:span><text:span text:style-name="T26">/&gt;</text:span></text:p>
      <text:p text:style-name="P14">            <text:span text:style-name="T8">}</text:span></text:p>
      <text:p text:style-name="P15"/>
      <text:p text:style-name="P14">            <text:span text:style-name="T8">{</text:span><text:span text:style-name="T57">/* Se permanentShown OU Show forem true, então será exibido.</text:span></text:p>
      <text:p text:style-name="P14"><text:span text:style-name="T56">            </text:span><text:span text:style-name="T57">O "item.item !== null" é uma verificação opcional para garantir que nunca seja executado sem ter uma imagem para ser exibida. */</text:span><text:span text:style-name="T8">}</text:span></text:p>
      <text:p text:style-name="P14">            <text:span text:style-name="T8">{</text:span><text:span text:style-name="T20">(</text:span><text:span text:style-name="T31">item</text:span><text:span text:style-name="T20">.</text:span><text:span text:style-name="T31">permanentShown</text:span><text:span text:style-name="T20"> || </text:span><text:span text:style-name="T31">item</text:span><text:span text:style-name="T20">.</text:span><text:span text:style-name="T31">shown</text:span><text:span text:style-name="T20">) &amp;&amp; </text:span><text:span text:style-name="T31">item</text:span><text:span text:style-name="T20">.</text:span><text:span text:style-name="T31">item</text:span><text:span text:style-name="T20"> !== </text:span><text:span text:style-name="T8">null</text:span><text:span text:style-name="T20"> &amp;&amp;</text:span></text:p>
      <text:p text:style-name="P14">                <text:span text:style-name="T26">&lt;</text:span><text:span text:style-name="T59">C.Icon</text:span><text:span text:style-name="T20"> </text:span><text:span text:style-name="T66">src</text:span><text:span text:style-name="T20">=</text:span><text:span text:style-name="T8">{</text:span><text:span text:style-name="T43">items</text:span><text:span text:style-name="T20">[</text:span><text:span text:style-name="T31">item</text:span><text:span text:style-name="T20">.</text:span><text:span text:style-name="T31">item</text:span><text:span text:style-name="T20">].</text:span><text:span text:style-name="T31">icon</text:span><text:span text:style-name="T8">}</text:span><text:span text:style-name="T20"> </text:span><text:span text:style-name="T66">alt</text:span><text:span text:style-name="T20">=</text:span><text:span text:style-name="T41">""</text:span><text:span text:style-name="T20"> </text:span><text:span text:style-name="T26">/&gt;</text:span></text:p>
      <text:p text:style-name="P14">            <text:span text:style-name="T8">}</text:span></text:p>
      <text:p text:style-name="P14">        <text:span text:style-name="T26">&lt;/</text:span><text:span text:style-name="T59">C.Container</text:span><text:span text:style-name="T26">&gt;</text:span></text:p>
      <text:p text:style-name="P14">    <text:span text:style-name="T20">);</text:span></text:p>
      <text:p text:style-name="P11">}</text:p>
      <text:p text:style-name="P27"/>
      <text:p text:style-name="P27"/>
      <text:h text:style-name="Heading_20_1" text:outline-level="1">#14: Verificando movimentos 1</text:h>
      <text:p text:style-name="P48"/>
      <text:p text:style-name="P48">Vamos fazer as devidas verificações dos movimentos que estamos fazendo.</text:p>
      <text:p text:style-name="P48">Temos que criar um<text:span text:style-name="T70">a</text:span> função para que sempre que haja alguma modificação no grid, <text:span text:style-name="T67">verifique se as duas figuras são iguais. Caso sejam iguais então serão transformados em permanentes. E caso sejam </text:span><text:soft-page-break/><text:span text:style-name="T67">diferentes tem que voltar para a posição original, e zerar a contagem do showCount </text:span><text:span text:style-name="T68">e incrementar o movimento em </text:span><text:span text:style-name="T70">+ </text:span><text:span text:style-name="T68">1.</text:span></text:p>
      <text:p text:style-name="P48"/>
      <text:p text:style-name="P49">Vamos criar uma função de verificação.</text:p>
      <text:p text:style-name="P49">Criando o useEffect.</text:p>
      <text:p text:style-name="P49"/>
      <text:p text:style-name="P34"><text:span text:style-name="T15">useEffect</text:span>(() <text:span text:style-name="T7">=&gt;</text:span> {</text:p>
      <text:p text:style-name="P15"/>
      <text:p text:style-name="P11">}), [];</text:p>
      <text:p text:style-name="P49"/>
      <text:p text:style-name="P50">Nessa função <text:span text:style-name="T69">que foi</text:span> criada o [ ] é chamada de array de monitoramento. Que ficará monitorando os elementos <text:span text:style-name="T51">[</text:span><text:span text:style-name="T45">showCount</text:span><text:span text:style-name="T51">, </text:span><text:span text:style-name="T45">gridItems</text:span><text:span text:style-name="T51">]. </text:span>Sempre que ambos <text:span text:style-name="T69">forem </text:span>modifica<text:span text:style-name="T69">dos</text:span>, <text:span text:style-name="T69">então</text:span> eles serão verificados.</text:p>
      <text:p text:style-name="P52">Dentro do useEffect será criado uma condição if( ). Se o contador <text:span text:style-name="T44">showCount</text:span> for igual a <text:span text:style-name="T62">2</text:span> então será executado a função: <text:span text:style-name="T70">em outras palavras, a função vai verificar se os abertos são iguais.</text:span></text:p>
      <text:p text:style-name="P51"/>
      <text:p text:style-name="P35"><text:span text:style-name="T15">useEffect</text:span>(() <text:span text:style-name="T7">=&gt;</text:span> {</text:p>
      <text:p text:style-name="P40">    <text:span text:style-name="T23">if</text:span><text:span text:style-name="T20">(</text:span><text:span text:style-name="T43">showCount</text:span><text:span text:style-name="T20"> === </text:span><text:span text:style-name="T61">2</text:span><text:span text:style-name="T20">) {</text:span></text:p>
      <text:p text:style-name="P40">      </text:p>
      <text:p text:style-name="P40">    <text:span text:style-name="T20">}</text:span></text:p>
      <text:p text:style-name="P32">}), [<text:span text:style-name="T42">showCount</text:span>, <text:span text:style-name="T42">gridItems</text:span>];</text:p>
      <text:p text:style-name="P32"/>
      <text:p text:style-name="P53">Só será preciso verificar depois que a segunda imagem for virada.</text:p>
      <text:p text:style-name="P53"/>
      <text:p text:style-name="Standard"><text:span text:style-name="T71">E vai verificar quais itens que têm a propriedade </text:span><text:span text:style-name="T46">show </text:span>i<text:span text:style-name="T71">gual a true.</text:span></text:p>
      <text:p text:style-name="P54">O <text:span text:style-name="T44">show</text:span> é da rodada.</text:p>
      <text:p text:style-name="P54"/>
      <text:p text:style-name="P54">Vamos criar um filtro para retornar apenas os itens que tiverem a propriedade true.</text:p>
      <text:p text:style-name="P54"><text:span text:style-name="T55"/></text:p>
      <text:p text:style-name="P54"><text:span text:style-name="T55"> </text:span><text:span text:style-name="T24">if</text:span><text:span text:style-name="T50">(</text:span><text:span text:style-name="T44">showCount</text:span><text:span text:style-name="T50"> === </text:span><text:span text:style-name="T62">2</text:span><text:span text:style-name="T50">) {</text:span></text:p>
      <text:p text:style-name="P14">      <text:span text:style-name="T8">let</text:span><text:span text:style-name="T20"> </text:span><text:span text:style-name="T31">opened</text:span><text:span text:style-name="T20"> = </text:span><text:span text:style-name="T43">gridItems</text:span><text:span text:style-name="T20">.</text:span><text:span text:style-name="T16">filter</text:span><text:span text:style-name="T20">(</text:span><text:span text:style-name="T31">item</text:span><text:span text:style-name="T20"> </text:span><text:span text:style-name="T8">=&gt;</text:span><text:span text:style-name="T20"> </text:span><text:span text:style-name="T31">item</text:span><text:span text:style-name="T20">.</text:span><text:span text:style-name="T31">shown</text:span><text:span text:style-name="T20"> === </text:span><text:span text:style-name="T8">true</text:span><text:span text:style-name="T20">); </text:span></text:p>
      <text:p text:style-name="P14">    <text:span text:style-name="T20">}</text:span></text:p>
      <text:p text:style-name="P54"/>
      <text:p text:style-name="P55"><text:span text:style-name="T72">A variável </text:span><text:span text:style-name="T10">let</text:span><text:span text:style-name="T52"> </text:span><text:span text:style-name="T33">opened </text:span>será<text:span text:style-name="T72"> um array </text:span><text:span text:style-name="T73">que armazenará apenas os itens que tiverem a propriedade </text:span><text:span text:style-name="T11">true</text:span><text:span text:style-name="T73">.</text:span></text:p>
      <text:p text:style-name="P56">Como o jogo só pode ter duas figuras abertas, então será criado uma condição <text:span text:style-name="T24">if</text:span>().</text:p>
      <text:p text:style-name="P56"/>
      <text:p text:style-name="P36"><text:span text:style-name="T22">if</text:span>(<text:span text:style-name="T30">opened</text:span>.<text:span text:style-name="T30">length</text:span> === <text:span text:style-name="T60">2</text:span>) {</text:p>
      <text:p text:style-name="P14">        </text:p>
      <text:p text:style-name="P14">      <text:span text:style-name="T20">}</text:span></text:p>
      <text:p text:style-name="P57">Nessa condição será declarado, se eles forem iguais, então <text:span text:style-name="T74">todos os </text:span><text:span text:style-name="T34">shown</text:span><text:span text:style-name="T74"> </text:span>se tornarão permanentes.</text:p>
      <text:p text:style-name="P58">Como o array <text:span text:style-name="T32">opened</text:span> contem apenas dois itens, então ser<text:span text:style-name="T75">ão</text:span> comparados <text:span text:style-name="T75">entre sí</text:span>.</text:p>
      <text:p text:style-name="P58"/>
      <text:p text:style-name="P37"><text:span text:style-name="T22">if</text:span>(<text:span text:style-name="T30">opened</text:span>[<text:span text:style-name="T60">0</text:span>].<text:span text:style-name="T30">item</text:span> === <text:span text:style-name="T30">opened</text:span>[<text:span text:style-name="T60">1</text:span>].<text:span text:style-name="T30">item</text:span>) {</text:p>
      <text:p text:style-name="P14">          </text:p>
      <text:p text:style-name="P14">        <text:span text:style-name="T20">}</text:span></text:p>
      <text:p text:style-name="P59"><text:span text:style-name="T75">Se o </text:span><text:span text:style-name="T35">item</text:span><text:span text:style-name="T75"> de índice </text:span><text:span text:style-name="T63">0</text:span><text:span text:style-name="T75"> do array </text:span><text:span text:style-name="T35">opened</text:span><text:span text:style-name="T75"> for igual ao </text:span><text:span text:style-name="T35">item</text:span><text:span text:style-name="T75"> de índice </text:span><text:span text:style-name="T63">1 </text:span><text:span text:style-name="T75">do array </text:span><text:span text:style-name="T35">opened.</text:span> E<text:span text:style-name="T76">ntão torna todos os </text:span><text:span text:style-name="T34">shown</text:span><text:span text:style-name="T76"> </text:span><text:span text:style-name="T77">será transformado em </text:span><text:span text:style-name="T76">permanent, </text:span><text:span text:style-name="T77">e quem tiver o showPermanent</text:span><text:span text:style-name="T76">:</text:span></text:p>
      <text:p text:style-name="P59"/>
      <text:p text:style-name="P42">  <text:span text:style-name="T16">useEffect</text:span><text:span text:style-name="T20">(() </text:span><text:span text:style-name="T8">=&gt;</text:span><text:span text:style-name="T20"> {</text:span></text:p>
      <text:p text:style-name="P14">    <text:span text:style-name="T23">if</text:span><text:span text:style-name="T20">(</text:span><text:span text:style-name="T43">showCount</text:span><text:span text:style-name="T20"> === </text:span><text:span text:style-name="T61">2</text:span><text:span text:style-name="T20">) {</text:span></text:p>
      <text:p text:style-name="P14">      <text:span text:style-name="T8">let</text:span><text:span text:style-name="T20"> </text:span><text:span text:style-name="T31">opened</text:span><text:span text:style-name="T20"> = </text:span><text:span text:style-name="T43">gridItems</text:span><text:span text:style-name="T20">.</text:span><text:span text:style-name="T16">filter</text:span><text:span text:style-name="T20">(</text:span><text:span text:style-name="T31">item</text:span><text:span text:style-name="T20"> </text:span><text:span text:style-name="T8">=&gt;</text:span><text:span text:style-name="T20"> </text:span><text:span text:style-name="T31">item</text:span><text:span text:style-name="T20">.</text:span><text:span text:style-name="T31">shown</text:span><text:span text:style-name="T20"> === </text:span><text:span text:style-name="T8">true</text:span><text:span text:style-name="T20">); </text:span></text:p>
      <text:p text:style-name="P14"><text:soft-page-break/>      <text:span text:style-name="T23">if</text:span><text:span text:style-name="T20">(</text:span><text:span text:style-name="T31">opened</text:span><text:span text:style-name="T20">.</text:span><text:span text:style-name="T31">length</text:span><text:span text:style-name="T20"> === </text:span><text:span text:style-name="T61">2</text:span><text:span text:style-name="T20">) {</text:span></text:p>
      <text:p text:style-name="P14">        </text:p>
      <text:p text:style-name="P14">        <text:span text:style-name="T57">//v1 - Se forem iguais, torna todos os "shown" permanent.</text:span></text:p>
      <text:p text:style-name="P14">        <text:span text:style-name="T23">if</text:span><text:span text:style-name="T20">(</text:span><text:span text:style-name="T31">opened</text:span><text:span text:style-name="T20">[</text:span><text:span text:style-name="T61">0</text:span><text:span text:style-name="T20">].</text:span><text:span text:style-name="T31">item</text:span><text:span text:style-name="T20"> === </text:span><text:span text:style-name="T31">opened</text:span><text:span text:style-name="T20">[</text:span><text:span text:style-name="T61">1</text:span><text:span text:style-name="T20">].</text:span><text:span text:style-name="T31">item</text:span><text:span text:style-name="T20">) {</text:span></text:p>
      <text:p text:style-name="P14">          <text:span text:style-name="T8">let</text:span><text:span text:style-name="T20"> </text:span><text:span text:style-name="T31">tmpGrid</text:span><text:span text:style-name="T20"> = [...</text:span><text:span text:style-name="T43">gridItems</text:span><text:span text:style-name="T20">];</text:span></text:p>
      <text:p text:style-name="P14">          <text:span text:style-name="T23">for</text:span><text:span text:style-name="T20">(</text:span><text:span text:style-name="T8">let</text:span><text:span text:style-name="T20"> </text:span><text:span text:style-name="T31">i</text:span><text:span text:style-name="T20"> </text:span><text:span text:style-name="T8">in</text:span><text:span text:style-name="T20"> </text:span><text:span text:style-name="T31">tmpGrid</text:span><text:span text:style-name="T20">) {</text:span></text:p>
      <text:p text:style-name="P14">            <text:span text:style-name="T23">if</text:span><text:span text:style-name="T20">(</text:span><text:span text:style-name="T31">tmpGrid</text:span><text:span text:style-name="T20">[</text:span><text:span text:style-name="T31">i</text:span><text:span text:style-name="T20">].</text:span><text:span text:style-name="T31">shown</text:span><text:span text:style-name="T20">) {</text:span></text:p>
      <text:p text:style-name="P14">              <text:span text:style-name="T31">tmpGrid</text:span><text:span text:style-name="T20">[</text:span><text:span text:style-name="T31">i</text:span><text:span text:style-name="T20">].</text:span><text:span text:style-name="T31">permanentShown</text:span><text:span text:style-name="T20"> = </text:span><text:span text:style-name="T8">true</text:span><text:span text:style-name="T20">;</text:span></text:p>
      <text:p text:style-name="P14">              <text:span text:style-name="T31">tmpGrid</text:span><text:span text:style-name="T20">[</text:span><text:span text:style-name="T31">i</text:span><text:span text:style-name="T20">].</text:span><text:span text:style-name="T31">shown</text:span><text:span text:style-name="T20"> = </text:span><text:span text:style-name="T8">false</text:span><text:span text:style-name="T20">;</text:span></text:p>
      <text:p text:style-name="P14">            <text:span text:style-name="T20">}</text:span></text:p>
      <text:p text:style-name="P14">          <text:span text:style-name="T20">}</text:span></text:p>
      <text:p text:style-name="P14">          <text:span text:style-name="T16">setGridItems</text:span><text:span text:style-name="T20">(</text:span><text:span text:style-name="T31">tmpGrid</text:span><text:span text:style-name="T20">);</text:span></text:p>
      <text:p text:style-name="P14">          <text:span text:style-name="T16">setShownCount</text:span><text:span text:style-name="T20">(</text:span><text:span text:style-name="T61">0</text:span><text:span text:style-name="T20">);</text:span></text:p>
      <text:p text:style-name="P14">        <text:span text:style-name="T20">}</text:span></text:p>
      <text:p text:style-name="P14">      <text:span text:style-name="T20">}</text:span></text:p>
      <text:p text:style-name="P14">    <text:span text:style-name="T20">}</text:span></text:p>
      <text:p text:style-name="P11">}), [<text:span text:style-name="T42">showCount</text:span>, <text:span text:style-name="T42">gridItems</text:span>];</text:p>
      <text:p text:style-name="P59"/>
      <text:p text:style-name="P60">Sempre que <text:span text:style-name="T79">fizer</text:span> alterações no grid tem que usar a variável <text:span text:style-name="T9">let</text:span><text:span text:style-name="T50"> </text:span><text:span text:style-name="T32">tmpGrid.</text:span></text:p>
      <text:p text:style-name="P60">Cria um cl<text:span text:style-name="T78">o</text:span>ne <text:span text:style-name="T50">[...</text:span><text:span text:style-name="T44">gridItems</text:span><text:span text:style-name="T50">];</text:span></text:p>
      <text:p text:style-name="P62">Depois faremos a verifica com o loop <text:span text:style-name="T24">for</text:span><text:span text:style-name="T50">(</text:span><text:span text:style-name="T9">let</text:span><text:span text:style-name="T50"> </text:span><text:span text:style-name="T32">i</text:span><text:span text:style-name="T50"> </text:span><text:span text:style-name="T9">in</text:span><text:span text:style-name="T50"> </text:span><text:span text:style-name="T32">tmpGrid</text:span><text:span text:style-name="T50">). </text:span>E dentro do loop coloca uma condição if que verificará se o <text:span text:style-name="T32">tmpGrid</text:span><text:span text:style-name="T50">[</text:span><text:span text:style-name="T32">i</text:span><text:span text:style-name="T50">].</text:span><text:span text:style-name="T32">shown</text:span><text:span text:style-name="T50"> = </text:span><text:span text:style-name="T12">true</text:span>. <text:span text:style-name="T79">Nesse tipo de verifica</text:span><text:span text:style-name="T80">ção</text:span><text:span text:style-name="T79"> o if está na forma reduzida do </text:span><text:span text:style-name="T24">if</text:span><text:span text:style-name="T50">(</text:span><text:span text:style-name="T32">tmpGrid</text:span><text:span text:style-name="T50">[</text:span><text:span text:style-name="T32">i</text:span><text:span text:style-name="T50">].</text:span><text:span text:style-name="T32">shown</text:span><text:span text:style-name="T50"> == </text:span><text:span text:style-name="T9">true</text:span><text:span text:style-name="T50">).</text:span></text:p>
      <text:p text:style-name="P63"><text:span text:style-name="T81">Se o </text:span><text:span text:style-name="T36">tmpGrid</text:span> <text:span text:style-name="T81">for verdadeiro então serão trocados os valores dos </text:span><text:span text:style-name="T36">tmpGrid</text:span> <text:span text:style-name="T81">ficando assim:</text:span> <text:tab/></text:p>
      <text:p text:style-name="P63"><text:span text:style-name="T36"/></text:p>
      <text:p text:style-name="P63"><text:span text:style-name="T36"><text:tab/>tmpGrid</text:span><text:span text:style-name="T53">[</text:span><text:span text:style-name="T36">i</text:span><text:span text:style-name="T53">].</text:span><text:span text:style-name="T36">permanentShown</text:span><text:span text:style-name="T53"> = </text:span><text:span text:style-name="T13">true</text:span><text:span text:style-name="T53">;</text:span></text:p>
      <text:p text:style-name="P43"><text:tab/><text:span text:style-name="T31">tmpGrid</text:span><text:span text:style-name="T20">[</text:span><text:span text:style-name="T31">i</text:span><text:span text:style-name="T20">].</text:span><text:span text:style-name="T31">shown</text:span><text:span text:style-name="T20"> = </text:span><text:span text:style-name="T8">false</text:span><text:span text:style-name="T20">;</text:span></text:p>
      <text:p text:style-name="P61"><text:span text:style-name="T50"/></text:p>
      <text:p text:style-name="Standard">Resumindo, se ambos forem iguais, então transforma todos os <text:span text:style-name="T36">permanentShown</text:span><text:span text:style-name="T53"> </text:span>em <text:span text:style-name="T13">true</text:span><text:span text:style-name="T81"> e transforma todos os </text:span><text:span text:style-name="T36">shown</text:span><text:span text:style-name="T53"> em </text:span><text:span text:style-name="T13">false. </text:span><text:span text:style-name="T82">Pra não atrapalhar a jogada.</text:span></text:p>
      <text:p text:style-name="P44"><text:span text:style-name="T20"/></text:p>
      <text:p text:style-name="Standard">Observação:</text:p>
      <text:p text:style-name="Standard">Como o clone <text:span text:style-name="T85">será utilizado tanto no if como no else então, para economia de linha é melhor colocar o clone fora das condições, dessa forma ele </text:span><text:span text:style-name="T86">será enxergado pelas</text:span><text:span text:style-name="T85"> duas de uma vez.</text:span></text:p>
      <text:p text:style-name="P66">Antes:</text:p>
      <text:p text:style-name="P41"><text:span text:style-name="T23"><text:tab/>if</text:span><text:span text:style-name="T20">(</text:span><text:span text:style-name="T31">opened</text:span><text:span text:style-name="T20">[</text:span><text:span text:style-name="T61">0</text:span><text:span text:style-name="T20">].</text:span><text:span text:style-name="T31">item</text:span><text:span text:style-name="T20"> === </text:span><text:span text:style-name="T31">opened</text:span><text:span text:style-name="T20">[</text:span><text:span text:style-name="T61">1</text:span><text:span text:style-name="T20">].</text:span><text:span text:style-name="T31">item</text:span><text:span text:style-name="T20">) {</text:span></text:p>
      <text:p text:style-name="P41"><text:span text:style-name="T8"><text:tab/>let</text:span><text:span text:style-name="T20"> </text:span><text:span text:style-name="T31">tmpGrid</text:span><text:span text:style-name="T20"> = [...</text:span><text:span text:style-name="T43">gridItems</text:span><text:span text:style-name="T20">];</text:span></text:p>
      <text:p text:style-name="P66"/>
      <text:p text:style-name="P66">Depois:</text:p>
      <text:p text:style-name="P38"><text:span text:style-name="T7"><text:tab/>let</text:span> <text:span text:style-name="T30">tmpGrid</text:span> = [...<text:span text:style-name="T42">gridItems</text:span>];</text:p>
      <text:p text:style-name="P14"><text:span text:style-name="T23"><text:tab/>if</text:span><text:span text:style-name="T20">(</text:span><text:span text:style-name="T31">opened</text:span><text:span text:style-name="T20">[</text:span><text:span text:style-name="T61">0</text:span><text:span text:style-name="T20">].</text:span><text:span text:style-name="T31">item</text:span><text:span text:style-name="T20"> === </text:span><text:span text:style-name="T31">opened</text:span><text:span text:style-name="T20">[</text:span><text:span text:style-name="T61">1</text:span><text:span text:style-name="T20">].</text:span><text:span text:style-name="T31">item</text:span><text:span text:style-name="T20">) {</text:span></text:p>
      <text:p text:style-name="P66"/>
      <text:p text:style-name="P67">Seguindo para <text:span text:style-name="T84">o </text:span><text:span text:style-name="T24">else</text:span><text:span text:style-name="T84"> que executará casa não atendam o if:</text:span></text:p>
      <text:p text:style-name="P65">Se forem diferente então feche todos os <text:span text:style-name="T36">shown.</text:span></text:p>
      <text:p text:style-name="P68">Coloca <text:span text:style-name="T87">em cada elemento </text:span><text:span text:style-name="T38">i</text:span><text:span text:style-name="T54"> </text:span><text:span text:style-name="T87">do </text:span><text:span text:style-name="T38">tmpGrid </text:span><text:span text:style-name="T87">o valor de </text:span><text:span text:style-name="T14">false</text:span>.</text:p>
      <text:p text:style-name="P68"/>
      <text:p text:style-name="P46"><text:span text:style-name="T21">  </text:span><text:span text:style-name="T25">else</text:span><text:span text:style-name="T21"> {</text:span></text:p>
      <text:p text:style-name="P14">          <text:tab/><text:span text:style-name="T23">for</text:span><text:span text:style-name="T20">(</text:span><text:span text:style-name="T8">let</text:span><text:span text:style-name="T20"> </text:span><text:span text:style-name="T31">i</text:span><text:span text:style-name="T20"> </text:span><text:span text:style-name="T8">in</text:span><text:span text:style-name="T20"> </text:span><text:span text:style-name="T31">tmpGrid</text:span><text:span text:style-name="T20">) {</text:span></text:p>
      <text:p text:style-name="P14">            <text:tab/><text:span text:style-name="T31">tmpGrid</text:span><text:span text:style-name="T20">[</text:span><text:span text:style-name="T31">i</text:span><text:span text:style-name="T20">].</text:span><text:span text:style-name="T31">shown</text:span><text:span text:style-name="T20"> = </text:span><text:span text:style-name="T8">false</text:span><text:span text:style-name="T20">;</text:span></text:p>
      <text:p text:style-name="P14">          <text:s text:c="4"/><text:span text:style-name="T20">}</text:span></text:p>
      <text:p text:style-name="P65"><text:span text:style-name="T36"/></text:p>
      <text:p text:style-name="P65"><text:span text:style-name="T36"/></text:p>
      <text:p text:style-name="P67"><text:soft-page-break/>Depois do loop <text:span text:style-name="T24">for</text:span> salvar no <text:span text:style-name="T18">setGridItems</text:span> o <text:span text:style-name="T83">valor do</text:span> <text:span text:style-name="T37">tmpGrid </text:span>para ser mostrado na tela, e em seguida salva o valor <text:span text:style-name="T64">0</text:span> no<text:span text:style-name="T83"> </text:span><text:span text:style-name="T18">setShownCount </text:span>para mostra na tela que o contador foi zerado.</text:p>
      <text:p text:style-name="P64"><text:span text:style-name="T50"/></text:p>
      <text:p text:style-name="P64"><text:span text:style-name="T50"><text:tab/></text:span><text:span text:style-name="T17">setGridItems</text:span><text:span text:style-name="T50">(</text:span><text:span text:style-name="T32">tmpGrid</text:span><text:span text:style-name="T50">);</text:span></text:p>
      <text:p text:style-name="P45"><text:span text:style-name="T39">          </text:span><text:span text:style-name="T19">setShownCount</text:span><text:span text:style-name="T39">(</text:span><text:span text:style-name="T65">0</text:span><text:span text:style-name="T39">);</text:span></text:p>
      <text:p text:style-name="P45"><text:span text:style-name="T39"/></text:p>
      <text:p text:style-name="Standard">Acrescentando<text:span text:style-name="T88"> logo em segui a contagem de </text:span><text:span text:style-name="T89">tentativas de virar um par de cartas</text:span><text:span text:style-name="T88">.</text:span></text:p>
      <text:p text:style-name="P11"><text:span text:style-name="T15"><text:tab/>setMoveCount</text:span>(<text:span text:style-name="T30">moveCount</text:span> <text:span text:style-name="T7">=&gt;</text:span> <text:span text:style-name="T30">moveCount</text:span> + <text:span text:style-name="T60">1</text:span>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5T19:17:45.744000000</dc:date>
    <meta:editing-duration>P1DT3H23M39S</meta:editing-duration>
    <meta:editing-cycles>54</meta:editing-cycles>
    <meta:generator>LibreOffice/7.4.1.2$Windows_X86_64 LibreOffice_project/3c58a8f3a960df8bc8fd77b461821e42c061c5f0</meta:generator>
    <meta:document-statistic meta:table-count="0" meta:image-count="0" meta:object-count="0" meta:page-count="8" meta:paragraph-count="256" meta:word-count="1616" meta:character-count="11386" meta:non-whitespace-character-count="8980"/>
  </office:meta>
</office:document-meta>
</file>